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51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38.47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22.4mm"/>
    </style:style>
    <style:style style:name="co6" style:family="table-column">
      <style:table-column-properties fo:break-before="auto" style:column-width="18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12.56mm" svg:height="135.2mm" svg:x="250.83mm" svg:y="1425.3mm">
            <loext:p draw:notify-on-update-of-ranges="Sheet1.A5:Sheet1.A356 Sheet1.B5:Sheet1.B3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File created by TrackWriter at 13/04/17 14: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Track: Move count = 1966</text:p>
          </table:table-cell>
          <table:table-cell office:value-type="string" calcext:value-type="string">
            <text:p><text:s/>total distance = 922431</text:p>
          </table:table-cell>
          <table:table-cell office:value-type="string" calcext:value-type="string">
            <text:p><text:s/>operation count = 936</text:p>
          </table:table-cell>
          <table:table-cell office:value-type="string" calcext:value-type="string">
            <text:p><text:s/>operation distance = 906621</text:p>
          </table:table-cell>
          <table:table-cell office:value-type="string" calcext:value-type="string">
            <text:p><text:s/>X = 916100</text:p>
          </table:table-cell>
          <table:table-cell office:value-type="string" calcext:value-type="string">
            <text:p><text:s/>Y = 9282</text:p>
          </table:table-cell>
          <table:table-cell/>
        </table:table-row>
        <table:table-row table:style-name="ro1">
          <table:table-cell office:value-type="string" calcext:value-type="string">
            <text:p>#SLOPE_REFERENCE 1830.998</text:p>
          </table:table-cell>
          <table:table-cell office:value-type="float" office:value="1.758" calcext:value-type="float">
            <text:p>1.7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rom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Operation/Mov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5]+484750" office:value-type="float" office:value="484750" calcext:value-type="float">
            <text:p>484750</text:p>
          </table:table-cell>
          <table:table-cell table:formula="of:=[.B5]-34750" office:value-type="float" office:value="-34750" calcext:value-type="float">
            <text:p>-3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 office:value-type="string" calcext:value-type="string">
            <text:p>new_line</text:p>
          </table:table-cell>
        </table:table-row>
        <table:table-row table:style-name="ro1">
          <table:table-cell table:formula="of:=[.A5]+484750" office:value-type="float" office:value="484750" calcext:value-type="float">
            <text:p>484750</text:p>
          </table:table-cell>
          <table:table-cell table:formula="of:=[.B5]-34750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5]-10000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]" office:value-type="float" office:value="484750" calcext:value-type="float">
            <text:p>484750</text:p>
          </table:table-cell>
          <table:table-cell table:formula="of:=[.B6]-10000" office:value-type="float" office:value="-44750" calcext:value-type="float">
            <text:p>-44750</text:p>
          </table:table-cell>
          <table:table-cell table:formula="of:=[.C5]-1000" office:value-type="float" office:value="483750" calcext:value-type="float">
            <text:p>48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7]-1000" office:value-type="float" office:value="483750" calcext:value-type="float">
            <text:p>483750</text:p>
          </table:table-cell>
          <table:table-cell table:formula="of:=[.B7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5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]" office:value-type="float" office:value="483750" calcext:value-type="float">
            <text:p>483750</text:p>
          </table:table-cell>
          <table:table-cell table:formula="of:=[.B6]" office:value-type="float" office:value="-34750" calcext:value-type="float">
            <text:p>-34750</text:p>
          </table:table-cell>
          <table:table-cell table:formula="of:=[.C7]-1000" office:value-type="float" office:value="482750" calcext:value-type="float">
            <text:p>48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9]-1000" office:value-type="float" office:value="482750" calcext:value-type="float">
            <text:p>482750</text:p>
          </table:table-cell>
          <table:table-cell table:formula="of:=[.B9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6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]" office:value-type="float" office:value="482750" calcext:value-type="float">
            <text:p>482750</text:p>
          </table:table-cell>
          <table:table-cell table:formula="of:=[.B10]-10000" office:value-type="float" office:value="-44750" calcext:value-type="float">
            <text:p>-44750</text:p>
          </table:table-cell>
          <table:table-cell table:formula="of:=[.C9]-1000" office:value-type="float" office:value="481750" calcext:value-type="float">
            <text:p>48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1]-1000" office:value-type="float" office:value="481750" calcext:value-type="float">
            <text:p>481750</text:p>
          </table:table-cell>
          <table:table-cell table:formula="of:=[.B11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8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]" office:value-type="float" office:value="481750" calcext:value-type="float">
            <text:p>481750</text:p>
          </table:table-cell>
          <table:table-cell table:formula="of:=[.B10]" office:value-type="float" office:value="-34750" calcext:value-type="float">
            <text:p>-34750</text:p>
          </table:table-cell>
          <table:table-cell table:formula="of:=[.C11]-1000" office:value-type="float" office:value="480750" calcext:value-type="float">
            <text:p>48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3]-1000" office:value-type="float" office:value="480750" calcext:value-type="float">
            <text:p>480750</text:p>
          </table:table-cell>
          <table:table-cell table:formula="of:=[.B13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0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]" office:value-type="float" office:value="480750" calcext:value-type="float">
            <text:p>480750</text:p>
          </table:table-cell>
          <table:table-cell table:formula="of:=[.B14]-10000" office:value-type="float" office:value="-44750" calcext:value-type="float">
            <text:p>-44750</text:p>
          </table:table-cell>
          <table:table-cell table:formula="of:=[.C13]-1000" office:value-type="float" office:value="479750" calcext:value-type="float">
            <text:p>47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5]-1000" office:value-type="float" office:value="479750" calcext:value-type="float">
            <text:p>479750</text:p>
          </table:table-cell>
          <table:table-cell table:formula="of:=[.B15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2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]" office:value-type="float" office:value="479750" calcext:value-type="float">
            <text:p>479750</text:p>
          </table:table-cell>
          <table:table-cell table:formula="of:=[.B14]" office:value-type="float" office:value="-34750" calcext:value-type="float">
            <text:p>-34750</text:p>
          </table:table-cell>
          <table:table-cell table:formula="of:=[.C15]-1000" office:value-type="float" office:value="478750" calcext:value-type="float">
            <text:p>47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]-1000" office:value-type="float" office:value="478750" calcext:value-type="float">
            <text:p>478750</text:p>
          </table:table-cell>
          <table:table-cell table:formula="of:=[.B17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4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]" office:value-type="float" office:value="478750" calcext:value-type="float">
            <text:p>478750</text:p>
          </table:table-cell>
          <table:table-cell table:formula="of:=[.B18]-10000" office:value-type="float" office:value="-44750" calcext:value-type="float">
            <text:p>-44750</text:p>
          </table:table-cell>
          <table:table-cell table:formula="of:=[.C17]-1000" office:value-type="float" office:value="477750" calcext:value-type="float">
            <text:p>47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]-1000" office:value-type="float" office:value="477750" calcext:value-type="float">
            <text:p>477750</text:p>
          </table:table-cell>
          <table:table-cell table:formula="of:=[.B19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6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]" office:value-type="float" office:value="477750" calcext:value-type="float">
            <text:p>477750</text:p>
          </table:table-cell>
          <table:table-cell table:formula="of:=[.B18]" office:value-type="float" office:value="-34750" calcext:value-type="float">
            <text:p>-34750</text:p>
          </table:table-cell>
          <table:table-cell table:formula="of:=[.C19]-1000" office:value-type="float" office:value="476750" calcext:value-type="float">
            <text:p>47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]-1000" office:value-type="float" office:value="476750" calcext:value-type="float">
            <text:p>476750</text:p>
          </table:table-cell>
          <table:table-cell table:formula="of:=[.B21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8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]" office:value-type="float" office:value="476750" calcext:value-type="float">
            <text:p>476750</text:p>
          </table:table-cell>
          <table:table-cell table:formula="of:=[.B22]-10000" office:value-type="float" office:value="-44750" calcext:value-type="float">
            <text:p>-44750</text:p>
          </table:table-cell>
          <table:table-cell table:formula="of:=[.C21]-1000" office:value-type="float" office:value="475750" calcext:value-type="float">
            <text:p>47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]-1000" office:value-type="float" office:value="475750" calcext:value-type="float">
            <text:p>475750</text:p>
          </table:table-cell>
          <table:table-cell table:formula="of:=[.B23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0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]" office:value-type="float" office:value="475750" calcext:value-type="float">
            <text:p>475750</text:p>
          </table:table-cell>
          <table:table-cell table:formula="of:=[.B22]" office:value-type="float" office:value="-34750" calcext:value-type="float">
            <text:p>-34750</text:p>
          </table:table-cell>
          <table:table-cell table:formula="of:=[.C23]-1000" office:value-type="float" office:value="474750" calcext:value-type="float">
            <text:p>47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]-1000" office:value-type="float" office:value="474750" calcext:value-type="float">
            <text:p>474750</text:p>
          </table:table-cell>
          <table:table-cell table:formula="of:=[.B25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2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]" office:value-type="float" office:value="474750" calcext:value-type="float">
            <text:p>474750</text:p>
          </table:table-cell>
          <table:table-cell table:formula="of:=[.B24]" office:value-type="float" office:value="-44750" calcext:value-type="float">
            <text:p>-44750</text:p>
          </table:table-cell>
          <table:table-cell table:formula="of:=[.C5]" office:value-type="float" office:value="484750" calcext:value-type="float">
            <text:p>484750</text:p>
          </table:table-cell>
          <table:table-cell table:formula="of:=[.D26]-100000" office:value-type="float" office:value="-144750" calcext:value-type="float">
            <text:p>-14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6]" office:value-type="float" office:value="484750" calcext:value-type="float">
            <text:p>484750</text:p>
          </table:table-cell>
          <table:table-cell table:formula="of:=[.B27]-100000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7]-10000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]" office:value-type="float" office:value="484750" calcext:value-type="float">
            <text:p>484750</text:p>
          </table:table-cell>
          <table:table-cell table:formula="of:=[.B28]-10000" office:value-type="float" office:value="-154750" calcext:value-type="float">
            <text:p>-154750</text:p>
          </table:table-cell>
          <table:table-cell table:formula="of:=[.C27]-1000" office:value-type="float" office:value="483750" calcext:value-type="float">
            <text:p>48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9]-1000" office:value-type="float" office:value="483750" calcext:value-type="float">
            <text:p>483750</text:p>
          </table:table-cell>
          <table:table-cell table:formula="of:=[.B29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7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]" office:value-type="float" office:value="483750" calcext:value-type="float">
            <text:p>483750</text:p>
          </table:table-cell>
          <table:table-cell table:formula="of:=[.B28]" office:value-type="float" office:value="-144750" calcext:value-type="float">
            <text:p>-144750</text:p>
          </table:table-cell>
          <table:table-cell table:formula="of:=[.C29]-1000" office:value-type="float" office:value="482750" calcext:value-type="float">
            <text:p>48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1]-1000" office:value-type="float" office:value="482750" calcext:value-type="float">
            <text:p>482750</text:p>
          </table:table-cell>
          <table:table-cell table:formula="of:=[.B31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8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]" office:value-type="float" office:value="482750" calcext:value-type="float">
            <text:p>482750</text:p>
          </table:table-cell>
          <table:table-cell table:formula="of:=[.B32]-10000" office:value-type="float" office:value="-154750" calcext:value-type="float">
            <text:p>-154750</text:p>
          </table:table-cell>
          <table:table-cell table:formula="of:=[.C31]-1000" office:value-type="float" office:value="481750" calcext:value-type="float">
            <text:p>48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3]-1000" office:value-type="float" office:value="481750" calcext:value-type="float">
            <text:p>481750</text:p>
          </table:table-cell>
          <table:table-cell table:formula="of:=[.B33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30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]" office:value-type="float" office:value="481750" calcext:value-type="float">
            <text:p>481750</text:p>
          </table:table-cell>
          <table:table-cell table:formula="of:=[.B32]" office:value-type="float" office:value="-144750" calcext:value-type="float">
            <text:p>-144750</text:p>
          </table:table-cell>
          <table:table-cell table:formula="of:=[.C33]-1000" office:value-type="float" office:value="480750" calcext:value-type="float">
            <text:p>48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5]-1000" office:value-type="float" office:value="480750" calcext:value-type="float">
            <text:p>480750</text:p>
          </table:table-cell>
          <table:table-cell table:formula="of:=[.B35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32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6]" office:value-type="float" office:value="480750" calcext:value-type="float">
            <text:p>480750</text:p>
          </table:table-cell>
          <table:table-cell table:formula="of:=[.B36]-10000" office:value-type="float" office:value="-154750" calcext:value-type="float">
            <text:p>-154750</text:p>
          </table:table-cell>
          <table:table-cell table:formula="of:=[.C35]-1000" office:value-type="float" office:value="479750" calcext:value-type="float">
            <text:p>47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7]-1000" office:value-type="float" office:value="479750" calcext:value-type="float">
            <text:p>479750</text:p>
          </table:table-cell>
          <table:table-cell table:formula="of:=[.B37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34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8]" office:value-type="float" office:value="479750" calcext:value-type="float">
            <text:p>479750</text:p>
          </table:table-cell>
          <table:table-cell table:formula="of:=[.B36]" office:value-type="float" office:value="-144750" calcext:value-type="float">
            <text:p>-144750</text:p>
          </table:table-cell>
          <table:table-cell table:formula="of:=[.C37]-1000" office:value-type="float" office:value="478750" calcext:value-type="float">
            <text:p>47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9]-1000" office:value-type="float" office:value="478750" calcext:value-type="float">
            <text:p>478750</text:p>
          </table:table-cell>
          <table:table-cell table:formula="of:=[.B39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36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40]" office:value-type="float" office:value="478750" calcext:value-type="float">
            <text:p>478750</text:p>
          </table:table-cell>
          <table:table-cell table:formula="of:=[.B40]-10000" office:value-type="float" office:value="-154750" calcext:value-type="float">
            <text:p>-154750</text:p>
          </table:table-cell>
          <table:table-cell table:formula="of:=[.C39]-1000" office:value-type="float" office:value="477750" calcext:value-type="float">
            <text:p>47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41]-1000" office:value-type="float" office:value="477750" calcext:value-type="float">
            <text:p>477750</text:p>
          </table:table-cell>
          <table:table-cell table:formula="of:=[.B41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38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42]" office:value-type="float" office:value="477750" calcext:value-type="float">
            <text:p>477750</text:p>
          </table:table-cell>
          <table:table-cell table:formula="of:=[.B40]" office:value-type="float" office:value="-144750" calcext:value-type="float">
            <text:p>-144750</text:p>
          </table:table-cell>
          <table:table-cell table:formula="of:=[.C41]-1000" office:value-type="float" office:value="476750" calcext:value-type="float">
            <text:p>47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43]-1000" office:value-type="float" office:value="476750" calcext:value-type="float">
            <text:p>476750</text:p>
          </table:table-cell>
          <table:table-cell table:formula="of:=[.B43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40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44]" office:value-type="float" office:value="476750" calcext:value-type="float">
            <text:p>476750</text:p>
          </table:table-cell>
          <table:table-cell table:formula="of:=[.B44]-10000" office:value-type="float" office:value="-154750" calcext:value-type="float">
            <text:p>-154750</text:p>
          </table:table-cell>
          <table:table-cell table:formula="of:=[.C43]-1000" office:value-type="float" office:value="475750" calcext:value-type="float">
            <text:p>47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45]-1000" office:value-type="float" office:value="475750" calcext:value-type="float">
            <text:p>475750</text:p>
          </table:table-cell>
          <table:table-cell table:formula="of:=[.B45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42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46]" office:value-type="float" office:value="475750" calcext:value-type="float">
            <text:p>475750</text:p>
          </table:table-cell>
          <table:table-cell table:formula="of:=[.B44]" office:value-type="float" office:value="-144750" calcext:value-type="float">
            <text:p>-144750</text:p>
          </table:table-cell>
          <table:table-cell table:formula="of:=[.C45]-1000" office:value-type="float" office:value="474750" calcext:value-type="float">
            <text:p>47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47]-1000" office:value-type="float" office:value="474750" calcext:value-type="float">
            <text:p>474750</text:p>
          </table:table-cell>
          <table:table-cell table:formula="of:=[.B47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44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48]" office:value-type="float" office:value="474750" calcext:value-type="float">
            <text:p>474750</text:p>
          </table:table-cell>
          <table:table-cell table:formula="of:=[.B46]" office:value-type="float" office:value="-154750" calcext:value-type="float">
            <text:p>-154750</text:p>
          </table:table-cell>
          <table:table-cell table:formula="of:=[.C27]" office:value-type="float" office:value="484750" calcext:value-type="float">
            <text:p>484750</text:p>
          </table:table-cell>
          <table:table-cell table:formula="of:=[.D48]-100000" office:value-type="float" office:value="-254750" calcext:value-type="float">
            <text:p>-25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28]" office:value-type="float" office:value="484750" calcext:value-type="float">
            <text:p>484750</text:p>
          </table:table-cell>
          <table:table-cell table:formula="of:=[.B49]-100000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49]-10000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50]" office:value-type="float" office:value="484750" calcext:value-type="float">
            <text:p>484750</text:p>
          </table:table-cell>
          <table:table-cell table:formula="of:=[.B50]-10000" office:value-type="float" office:value="-264750" calcext:value-type="float">
            <text:p>-264750</text:p>
          </table:table-cell>
          <table:table-cell table:formula="of:=[.C49]-1000" office:value-type="float" office:value="483750" calcext:value-type="float">
            <text:p>48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51]-1000" office:value-type="float" office:value="483750" calcext:value-type="float">
            <text:p>483750</text:p>
          </table:table-cell>
          <table:table-cell table:formula="of:=[.B51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49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52]" office:value-type="float" office:value="483750" calcext:value-type="float">
            <text:p>483750</text:p>
          </table:table-cell>
          <table:table-cell table:formula="of:=[.B50]" office:value-type="float" office:value="-254750" calcext:value-type="float">
            <text:p>-254750</text:p>
          </table:table-cell>
          <table:table-cell table:formula="of:=[.C51]-1000" office:value-type="float" office:value="482750" calcext:value-type="float">
            <text:p>48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53]-1000" office:value-type="float" office:value="482750" calcext:value-type="float">
            <text:p>482750</text:p>
          </table:table-cell>
          <table:table-cell table:formula="of:=[.B53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50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54]" office:value-type="float" office:value="482750" calcext:value-type="float">
            <text:p>482750</text:p>
          </table:table-cell>
          <table:table-cell table:formula="of:=[.B54]-10000" office:value-type="float" office:value="-264750" calcext:value-type="float">
            <text:p>-264750</text:p>
          </table:table-cell>
          <table:table-cell table:formula="of:=[.C53]-1000" office:value-type="float" office:value="481750" calcext:value-type="float">
            <text:p>48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55]-1000" office:value-type="float" office:value="481750" calcext:value-type="float">
            <text:p>481750</text:p>
          </table:table-cell>
          <table:table-cell table:formula="of:=[.B55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52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56]" office:value-type="float" office:value="481750" calcext:value-type="float">
            <text:p>481750</text:p>
          </table:table-cell>
          <table:table-cell table:formula="of:=[.B54]" office:value-type="float" office:value="-254750" calcext:value-type="float">
            <text:p>-254750</text:p>
          </table:table-cell>
          <table:table-cell table:formula="of:=[.C55]-1000" office:value-type="float" office:value="480750" calcext:value-type="float">
            <text:p>48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57]-1000" office:value-type="float" office:value="480750" calcext:value-type="float">
            <text:p>480750</text:p>
          </table:table-cell>
          <table:table-cell table:formula="of:=[.B57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54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58]" office:value-type="float" office:value="480750" calcext:value-type="float">
            <text:p>480750</text:p>
          </table:table-cell>
          <table:table-cell table:formula="of:=[.B58]-10000" office:value-type="float" office:value="-264750" calcext:value-type="float">
            <text:p>-264750</text:p>
          </table:table-cell>
          <table:table-cell table:formula="of:=[.C57]-1000" office:value-type="float" office:value="479750" calcext:value-type="float">
            <text:p>47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59]-1000" office:value-type="float" office:value="479750" calcext:value-type="float">
            <text:p>479750</text:p>
          </table:table-cell>
          <table:table-cell table:formula="of:=[.B59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56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0]" office:value-type="float" office:value="479750" calcext:value-type="float">
            <text:p>479750</text:p>
          </table:table-cell>
          <table:table-cell table:formula="of:=[.B58]" office:value-type="float" office:value="-254750" calcext:value-type="float">
            <text:p>-254750</text:p>
          </table:table-cell>
          <table:table-cell table:formula="of:=[.C59]-1000" office:value-type="float" office:value="478750" calcext:value-type="float">
            <text:p>47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61]-1000" office:value-type="float" office:value="478750" calcext:value-type="float">
            <text:p>478750</text:p>
          </table:table-cell>
          <table:table-cell table:formula="of:=[.B61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58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2]" office:value-type="float" office:value="478750" calcext:value-type="float">
            <text:p>478750</text:p>
          </table:table-cell>
          <table:table-cell table:formula="of:=[.B62]-10000" office:value-type="float" office:value="-264750" calcext:value-type="float">
            <text:p>-264750</text:p>
          </table:table-cell>
          <table:table-cell table:formula="of:=[.C61]-1000" office:value-type="float" office:value="477750" calcext:value-type="float">
            <text:p>47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63]-1000" office:value-type="float" office:value="477750" calcext:value-type="float">
            <text:p>477750</text:p>
          </table:table-cell>
          <table:table-cell table:formula="of:=[.B63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60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4]" office:value-type="float" office:value="477750" calcext:value-type="float">
            <text:p>477750</text:p>
          </table:table-cell>
          <table:table-cell table:formula="of:=[.B62]" office:value-type="float" office:value="-254750" calcext:value-type="float">
            <text:p>-254750</text:p>
          </table:table-cell>
          <table:table-cell table:formula="of:=[.C63]-1000" office:value-type="float" office:value="476750" calcext:value-type="float">
            <text:p>47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65]-1000" office:value-type="float" office:value="476750" calcext:value-type="float">
            <text:p>476750</text:p>
          </table:table-cell>
          <table:table-cell table:formula="of:=[.B65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62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6]" office:value-type="float" office:value="476750" calcext:value-type="float">
            <text:p>476750</text:p>
          </table:table-cell>
          <table:table-cell table:formula="of:=[.B66]-10000" office:value-type="float" office:value="-264750" calcext:value-type="float">
            <text:p>-264750</text:p>
          </table:table-cell>
          <table:table-cell table:formula="of:=[.C65]-1000" office:value-type="float" office:value="475750" calcext:value-type="float">
            <text:p>47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67]-1000" office:value-type="float" office:value="475750" calcext:value-type="float">
            <text:p>475750</text:p>
          </table:table-cell>
          <table:table-cell table:formula="of:=[.B67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64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68]" office:value-type="float" office:value="475750" calcext:value-type="float">
            <text:p>475750</text:p>
          </table:table-cell>
          <table:table-cell table:formula="of:=[.B66]" office:value-type="float" office:value="-254750" calcext:value-type="float">
            <text:p>-254750</text:p>
          </table:table-cell>
          <table:table-cell table:formula="of:=[.C67]-1000" office:value-type="float" office:value="474750" calcext:value-type="float">
            <text:p>47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69]-1000" office:value-type="float" office:value="474750" calcext:value-type="float">
            <text:p>474750</text:p>
          </table:table-cell>
          <table:table-cell table:formula="of:=[.B69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66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70]" office:value-type="float" office:value="474750" calcext:value-type="float">
            <text:p>474750</text:p>
          </table:table-cell>
          <table:table-cell table:formula="of:=[.B68]" office:value-type="float" office:value="-264750" calcext:value-type="float">
            <text:p>-264750</text:p>
          </table:table-cell>
          <table:table-cell table:formula="of:=[.C49]" office:value-type="float" office:value="484750" calcext:value-type="float">
            <text:p>484750</text:p>
          </table:table-cell>
          <table:table-cell table:formula="of:=[.D70]-100000" office:value-type="float" office:value="-364750" calcext:value-type="float">
            <text:p>-36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50]" office:value-type="float" office:value="484750" calcext:value-type="float">
            <text:p>484750</text:p>
          </table:table-cell>
          <table:table-cell table:formula="of:=[.B71]-100000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71]-10000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72]" office:value-type="float" office:value="484750" calcext:value-type="float">
            <text:p>484750</text:p>
          </table:table-cell>
          <table:table-cell table:formula="of:=[.B72]-10000" office:value-type="float" office:value="-374750" calcext:value-type="float">
            <text:p>-374750</text:p>
          </table:table-cell>
          <table:table-cell table:formula="of:=[.C71]-1000" office:value-type="float" office:value="483750" calcext:value-type="float">
            <text:p>48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73]-1000" office:value-type="float" office:value="483750" calcext:value-type="float">
            <text:p>483750</text:p>
          </table:table-cell>
          <table:table-cell table:formula="of:=[.B73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71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74]" office:value-type="float" office:value="483750" calcext:value-type="float">
            <text:p>483750</text:p>
          </table:table-cell>
          <table:table-cell table:formula="of:=[.B72]" office:value-type="float" office:value="-364750" calcext:value-type="float">
            <text:p>-364750</text:p>
          </table:table-cell>
          <table:table-cell table:formula="of:=[.C73]-1000" office:value-type="float" office:value="482750" calcext:value-type="float">
            <text:p>48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75]-1000" office:value-type="float" office:value="482750" calcext:value-type="float">
            <text:p>482750</text:p>
          </table:table-cell>
          <table:table-cell table:formula="of:=[.B75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72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76]" office:value-type="float" office:value="482750" calcext:value-type="float">
            <text:p>482750</text:p>
          </table:table-cell>
          <table:table-cell table:formula="of:=[.B76]-10000" office:value-type="float" office:value="-374750" calcext:value-type="float">
            <text:p>-374750</text:p>
          </table:table-cell>
          <table:table-cell table:formula="of:=[.C75]-1000" office:value-type="float" office:value="481750" calcext:value-type="float">
            <text:p>48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77]-1000" office:value-type="float" office:value="481750" calcext:value-type="float">
            <text:p>481750</text:p>
          </table:table-cell>
          <table:table-cell table:formula="of:=[.B77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74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78]" office:value-type="float" office:value="481750" calcext:value-type="float">
            <text:p>481750</text:p>
          </table:table-cell>
          <table:table-cell table:formula="of:=[.B76]" office:value-type="float" office:value="-364750" calcext:value-type="float">
            <text:p>-364750</text:p>
          </table:table-cell>
          <table:table-cell table:formula="of:=[.C77]-1000" office:value-type="float" office:value="480750" calcext:value-type="float">
            <text:p>48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79]-1000" office:value-type="float" office:value="480750" calcext:value-type="float">
            <text:p>480750</text:p>
          </table:table-cell>
          <table:table-cell table:formula="of:=[.B79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76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0]" office:value-type="float" office:value="480750" calcext:value-type="float">
            <text:p>480750</text:p>
          </table:table-cell>
          <table:table-cell table:formula="of:=[.B80]-10000" office:value-type="float" office:value="-374750" calcext:value-type="float">
            <text:p>-374750</text:p>
          </table:table-cell>
          <table:table-cell table:formula="of:=[.C79]-1000" office:value-type="float" office:value="479750" calcext:value-type="float">
            <text:p>47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81]-1000" office:value-type="float" office:value="479750" calcext:value-type="float">
            <text:p>479750</text:p>
          </table:table-cell>
          <table:table-cell table:formula="of:=[.B81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78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2]" office:value-type="float" office:value="479750" calcext:value-type="float">
            <text:p>479750</text:p>
          </table:table-cell>
          <table:table-cell table:formula="of:=[.B80]" office:value-type="float" office:value="-364750" calcext:value-type="float">
            <text:p>-364750</text:p>
          </table:table-cell>
          <table:table-cell table:formula="of:=[.C81]-1000" office:value-type="float" office:value="478750" calcext:value-type="float">
            <text:p>47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83]-1000" office:value-type="float" office:value="478750" calcext:value-type="float">
            <text:p>478750</text:p>
          </table:table-cell>
          <table:table-cell table:formula="of:=[.B83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80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4]" office:value-type="float" office:value="478750" calcext:value-type="float">
            <text:p>478750</text:p>
          </table:table-cell>
          <table:table-cell table:formula="of:=[.B84]-10000" office:value-type="float" office:value="-374750" calcext:value-type="float">
            <text:p>-374750</text:p>
          </table:table-cell>
          <table:table-cell table:formula="of:=[.C83]-1000" office:value-type="float" office:value="477750" calcext:value-type="float">
            <text:p>47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85]-1000" office:value-type="float" office:value="477750" calcext:value-type="float">
            <text:p>477750</text:p>
          </table:table-cell>
          <table:table-cell table:formula="of:=[.B85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82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6]" office:value-type="float" office:value="477750" calcext:value-type="float">
            <text:p>477750</text:p>
          </table:table-cell>
          <table:table-cell table:formula="of:=[.B84]" office:value-type="float" office:value="-364750" calcext:value-type="float">
            <text:p>-364750</text:p>
          </table:table-cell>
          <table:table-cell table:formula="of:=[.C85]-1000" office:value-type="float" office:value="476750" calcext:value-type="float">
            <text:p>47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87]-1000" office:value-type="float" office:value="476750" calcext:value-type="float">
            <text:p>476750</text:p>
          </table:table-cell>
          <table:table-cell table:formula="of:=[.B87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84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88]" office:value-type="float" office:value="476750" calcext:value-type="float">
            <text:p>476750</text:p>
          </table:table-cell>
          <table:table-cell table:formula="of:=[.B88]-10000" office:value-type="float" office:value="-374750" calcext:value-type="float">
            <text:p>-374750</text:p>
          </table:table-cell>
          <table:table-cell table:formula="of:=[.C87]-1000" office:value-type="float" office:value="475750" calcext:value-type="float">
            <text:p>47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89]-1000" office:value-type="float" office:value="475750" calcext:value-type="float">
            <text:p>475750</text:p>
          </table:table-cell>
          <table:table-cell table:formula="of:=[.B89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86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90]" office:value-type="float" office:value="475750" calcext:value-type="float">
            <text:p>475750</text:p>
          </table:table-cell>
          <table:table-cell table:formula="of:=[.B88]" office:value-type="float" office:value="-364750" calcext:value-type="float">
            <text:p>-364750</text:p>
          </table:table-cell>
          <table:table-cell table:formula="of:=[.C89]-1000" office:value-type="float" office:value="474750" calcext:value-type="float">
            <text:p>47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91]-1000" office:value-type="float" office:value="474750" calcext:value-type="float">
            <text:p>474750</text:p>
          </table:table-cell>
          <table:table-cell table:formula="of:=[.B91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88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92]" office:value-type="float" office:value="474750" calcext:value-type="float">
            <text:p>474750</text:p>
          </table:table-cell>
          <table:table-cell table:formula="of:=[.B90]" office:value-type="float" office:value="-374750" calcext:value-type="float">
            <text:p>-374750</text:p>
          </table:table-cell>
          <table:table-cell table:formula="of:=[.C91]-100000" office:value-type="float" office:value="374750" calcext:value-type="float">
            <text:p>374750</text:p>
          </table:table-cell>
          <table:table-cell table:formula="of:=[.D5]" office:value-type="float" office:value="-34750" calcext:value-type="float">
            <text:p>-3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 office:value-type="string" calcext:value-type="string">
            <text:p>new_line</text:p>
          </table:table-cell>
        </table:table-row>
        <table:table-row table:style-name="ro1">
          <table:table-cell table:formula="of:=[.A93]-100000" office:value-type="float" office:value="374750" calcext:value-type="float">
            <text:p>374750</text:p>
          </table:table-cell>
          <table:table-cell table:formula="of:=[.B6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93]-10000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94]" office:value-type="float" office:value="374750" calcext:value-type="float">
            <text:p>374750</text:p>
          </table:table-cell>
          <table:table-cell table:formula="of:=[.B94]-10000" office:value-type="float" office:value="-44750" calcext:value-type="float">
            <text:p>-44750</text:p>
          </table:table-cell>
          <table:table-cell table:formula="of:=[.C93]-1000" office:value-type="float" office:value="373750" calcext:value-type="float">
            <text:p>37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95]-1000" office:value-type="float" office:value="373750" calcext:value-type="float">
            <text:p>373750</text:p>
          </table:table-cell>
          <table:table-cell table:formula="of:=[.B95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93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96]" office:value-type="float" office:value="373750" calcext:value-type="float">
            <text:p>373750</text:p>
          </table:table-cell>
          <table:table-cell table:formula="of:=[.B94]" office:value-type="float" office:value="-34750" calcext:value-type="float">
            <text:p>-34750</text:p>
          </table:table-cell>
          <table:table-cell table:formula="of:=[.C95]-1000" office:value-type="float" office:value="372750" calcext:value-type="float">
            <text:p>37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97]-1000" office:value-type="float" office:value="372750" calcext:value-type="float">
            <text:p>372750</text:p>
          </table:table-cell>
          <table:table-cell table:formula="of:=[.B97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94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98]" office:value-type="float" office:value="372750" calcext:value-type="float">
            <text:p>372750</text:p>
          </table:table-cell>
          <table:table-cell table:formula="of:=[.B98]-10000" office:value-type="float" office:value="-44750" calcext:value-type="float">
            <text:p>-44750</text:p>
          </table:table-cell>
          <table:table-cell table:formula="of:=[.C97]-1000" office:value-type="float" office:value="371750" calcext:value-type="float">
            <text:p>37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99]-1000" office:value-type="float" office:value="371750" calcext:value-type="float">
            <text:p>371750</text:p>
          </table:table-cell>
          <table:table-cell table:formula="of:=[.B99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96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0]" office:value-type="float" office:value="371750" calcext:value-type="float">
            <text:p>371750</text:p>
          </table:table-cell>
          <table:table-cell table:formula="of:=[.B98]" office:value-type="float" office:value="-34750" calcext:value-type="float">
            <text:p>-34750</text:p>
          </table:table-cell>
          <table:table-cell table:formula="of:=[.C99]-1000" office:value-type="float" office:value="370750" calcext:value-type="float">
            <text:p>37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01]-1000" office:value-type="float" office:value="370750" calcext:value-type="float">
            <text:p>370750</text:p>
          </table:table-cell>
          <table:table-cell table:formula="of:=[.B101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98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2]" office:value-type="float" office:value="370750" calcext:value-type="float">
            <text:p>370750</text:p>
          </table:table-cell>
          <table:table-cell table:formula="of:=[.B102]-10000" office:value-type="float" office:value="-44750" calcext:value-type="float">
            <text:p>-44750</text:p>
          </table:table-cell>
          <table:table-cell table:formula="of:=[.C101]-1000" office:value-type="float" office:value="369750" calcext:value-type="float">
            <text:p>36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03]-1000" office:value-type="float" office:value="369750" calcext:value-type="float">
            <text:p>369750</text:p>
          </table:table-cell>
          <table:table-cell table:formula="of:=[.B103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00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4]" office:value-type="float" office:value="369750" calcext:value-type="float">
            <text:p>369750</text:p>
          </table:table-cell>
          <table:table-cell table:formula="of:=[.B102]" office:value-type="float" office:value="-34750" calcext:value-type="float">
            <text:p>-34750</text:p>
          </table:table-cell>
          <table:table-cell table:formula="of:=[.C103]-1000" office:value-type="float" office:value="368750" calcext:value-type="float">
            <text:p>36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05]-1000" office:value-type="float" office:value="368750" calcext:value-type="float">
            <text:p>368750</text:p>
          </table:table-cell>
          <table:table-cell table:formula="of:=[.B105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02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6]" office:value-type="float" office:value="368750" calcext:value-type="float">
            <text:p>368750</text:p>
          </table:table-cell>
          <table:table-cell table:formula="of:=[.B106]-10000" office:value-type="float" office:value="-44750" calcext:value-type="float">
            <text:p>-44750</text:p>
          </table:table-cell>
          <table:table-cell table:formula="of:=[.C105]-1000" office:value-type="float" office:value="367750" calcext:value-type="float">
            <text:p>36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07]-1000" office:value-type="float" office:value="367750" calcext:value-type="float">
            <text:p>367750</text:p>
          </table:table-cell>
          <table:table-cell table:formula="of:=[.B107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04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08]" office:value-type="float" office:value="367750" calcext:value-type="float">
            <text:p>367750</text:p>
          </table:table-cell>
          <table:table-cell table:formula="of:=[.B106]" office:value-type="float" office:value="-34750" calcext:value-type="float">
            <text:p>-34750</text:p>
          </table:table-cell>
          <table:table-cell table:formula="of:=[.C107]-1000" office:value-type="float" office:value="366750" calcext:value-type="float">
            <text:p>36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09]-1000" office:value-type="float" office:value="366750" calcext:value-type="float">
            <text:p>366750</text:p>
          </table:table-cell>
          <table:table-cell table:formula="of:=[.B109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06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10]" office:value-type="float" office:value="366750" calcext:value-type="float">
            <text:p>366750</text:p>
          </table:table-cell>
          <table:table-cell table:formula="of:=[.B110]-10000" office:value-type="float" office:value="-44750" calcext:value-type="float">
            <text:p>-44750</text:p>
          </table:table-cell>
          <table:table-cell table:formula="of:=[.C109]-1000" office:value-type="float" office:value="365750" calcext:value-type="float">
            <text:p>36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11]-1000" office:value-type="float" office:value="365750" calcext:value-type="float">
            <text:p>365750</text:p>
          </table:table-cell>
          <table:table-cell table:formula="of:=[.B111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08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12]" office:value-type="float" office:value="365750" calcext:value-type="float">
            <text:p>365750</text:p>
          </table:table-cell>
          <table:table-cell table:formula="of:=[.B110]" office:value-type="float" office:value="-34750" calcext:value-type="float">
            <text:p>-34750</text:p>
          </table:table-cell>
          <table:table-cell table:formula="of:=[.C111]-1000" office:value-type="float" office:value="364750" calcext:value-type="float">
            <text:p>36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13]-1000" office:value-type="float" office:value="364750" calcext:value-type="float">
            <text:p>364750</text:p>
          </table:table-cell>
          <table:table-cell table:formula="of:=[.B113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10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14]" office:value-type="float" office:value="364750" calcext:value-type="float">
            <text:p>364750</text:p>
          </table:table-cell>
          <table:table-cell table:formula="of:=[.B112]" office:value-type="float" office:value="-44750" calcext:value-type="float">
            <text:p>-44750</text:p>
          </table:table-cell>
          <table:table-cell table:formula="of:=[.C93]" office:value-type="float" office:value="374750" calcext:value-type="float">
            <text:p>374750</text:p>
          </table:table-cell>
          <table:table-cell table:formula="of:=[.D114]-100000" office:value-type="float" office:value="-144750" calcext:value-type="float">
            <text:p>-14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94]" office:value-type="float" office:value="374750" calcext:value-type="float">
            <text:p>374750</text:p>
          </table:table-cell>
          <table:table-cell table:formula="of:=[.B115]-100000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15]-10000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16]" office:value-type="float" office:value="374750" calcext:value-type="float">
            <text:p>374750</text:p>
          </table:table-cell>
          <table:table-cell table:formula="of:=[.B116]-10000" office:value-type="float" office:value="-154750" calcext:value-type="float">
            <text:p>-154750</text:p>
          </table:table-cell>
          <table:table-cell table:formula="of:=[.C115]-1000" office:value-type="float" office:value="373750" calcext:value-type="float">
            <text:p>37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17]-1000" office:value-type="float" office:value="373750" calcext:value-type="float">
            <text:p>373750</text:p>
          </table:table-cell>
          <table:table-cell table:formula="of:=[.B117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115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18]" office:value-type="float" office:value="373750" calcext:value-type="float">
            <text:p>373750</text:p>
          </table:table-cell>
          <table:table-cell table:formula="of:=[.B116]" office:value-type="float" office:value="-144750" calcext:value-type="float">
            <text:p>-144750</text:p>
          </table:table-cell>
          <table:table-cell table:formula="of:=[.C117]-1000" office:value-type="float" office:value="372750" calcext:value-type="float">
            <text:p>37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19]-1000" office:value-type="float" office:value="372750" calcext:value-type="float">
            <text:p>372750</text:p>
          </table:table-cell>
          <table:table-cell table:formula="of:=[.B119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16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0]" office:value-type="float" office:value="372750" calcext:value-type="float">
            <text:p>372750</text:p>
          </table:table-cell>
          <table:table-cell table:formula="of:=[.B120]-10000" office:value-type="float" office:value="-154750" calcext:value-type="float">
            <text:p>-154750</text:p>
          </table:table-cell>
          <table:table-cell table:formula="of:=[.C119]-1000" office:value-type="float" office:value="371750" calcext:value-type="float">
            <text:p>37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21]-1000" office:value-type="float" office:value="371750" calcext:value-type="float">
            <text:p>371750</text:p>
          </table:table-cell>
          <table:table-cell table:formula="of:=[.B121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118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2]" office:value-type="float" office:value="371750" calcext:value-type="float">
            <text:p>371750</text:p>
          </table:table-cell>
          <table:table-cell table:formula="of:=[.B120]" office:value-type="float" office:value="-144750" calcext:value-type="float">
            <text:p>-144750</text:p>
          </table:table-cell>
          <table:table-cell table:formula="of:=[.C121]-1000" office:value-type="float" office:value="370750" calcext:value-type="float">
            <text:p>37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23]-1000" office:value-type="float" office:value="370750" calcext:value-type="float">
            <text:p>370750</text:p>
          </table:table-cell>
          <table:table-cell table:formula="of:=[.B123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20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4]" office:value-type="float" office:value="370750" calcext:value-type="float">
            <text:p>370750</text:p>
          </table:table-cell>
          <table:table-cell table:formula="of:=[.B124]-10000" office:value-type="float" office:value="-154750" calcext:value-type="float">
            <text:p>-154750</text:p>
          </table:table-cell>
          <table:table-cell table:formula="of:=[.C123]-1000" office:value-type="float" office:value="369750" calcext:value-type="float">
            <text:p>36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25]-1000" office:value-type="float" office:value="369750" calcext:value-type="float">
            <text:p>369750</text:p>
          </table:table-cell>
          <table:table-cell table:formula="of:=[.B125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122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6]" office:value-type="float" office:value="369750" calcext:value-type="float">
            <text:p>369750</text:p>
          </table:table-cell>
          <table:table-cell table:formula="of:=[.B124]" office:value-type="float" office:value="-144750" calcext:value-type="float">
            <text:p>-144750</text:p>
          </table:table-cell>
          <table:table-cell table:formula="of:=[.C125]-1000" office:value-type="float" office:value="368750" calcext:value-type="float">
            <text:p>36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27]-1000" office:value-type="float" office:value="368750" calcext:value-type="float">
            <text:p>368750</text:p>
          </table:table-cell>
          <table:table-cell table:formula="of:=[.B127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24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28]" office:value-type="float" office:value="368750" calcext:value-type="float">
            <text:p>368750</text:p>
          </table:table-cell>
          <table:table-cell table:formula="of:=[.B128]-10000" office:value-type="float" office:value="-154750" calcext:value-type="float">
            <text:p>-154750</text:p>
          </table:table-cell>
          <table:table-cell table:formula="of:=[.C127]-1000" office:value-type="float" office:value="367750" calcext:value-type="float">
            <text:p>36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29]-1000" office:value-type="float" office:value="367750" calcext:value-type="float">
            <text:p>367750</text:p>
          </table:table-cell>
          <table:table-cell table:formula="of:=[.B129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126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30]" office:value-type="float" office:value="367750" calcext:value-type="float">
            <text:p>367750</text:p>
          </table:table-cell>
          <table:table-cell table:formula="of:=[.B128]" office:value-type="float" office:value="-144750" calcext:value-type="float">
            <text:p>-144750</text:p>
          </table:table-cell>
          <table:table-cell table:formula="of:=[.C129]-1000" office:value-type="float" office:value="366750" calcext:value-type="float">
            <text:p>36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31]-1000" office:value-type="float" office:value="366750" calcext:value-type="float">
            <text:p>366750</text:p>
          </table:table-cell>
          <table:table-cell table:formula="of:=[.B131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28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32]" office:value-type="float" office:value="366750" calcext:value-type="float">
            <text:p>366750</text:p>
          </table:table-cell>
          <table:table-cell table:formula="of:=[.B132]-10000" office:value-type="float" office:value="-154750" calcext:value-type="float">
            <text:p>-154750</text:p>
          </table:table-cell>
          <table:table-cell table:formula="of:=[.C131]-1000" office:value-type="float" office:value="365750" calcext:value-type="float">
            <text:p>36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33]-1000" office:value-type="float" office:value="365750" calcext:value-type="float">
            <text:p>365750</text:p>
          </table:table-cell>
          <table:table-cell table:formula="of:=[.B133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130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34]" office:value-type="float" office:value="365750" calcext:value-type="float">
            <text:p>365750</text:p>
          </table:table-cell>
          <table:table-cell table:formula="of:=[.B132]" office:value-type="float" office:value="-144750" calcext:value-type="float">
            <text:p>-144750</text:p>
          </table:table-cell>
          <table:table-cell table:formula="of:=[.C133]-1000" office:value-type="float" office:value="364750" calcext:value-type="float">
            <text:p>36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35]-1000" office:value-type="float" office:value="364750" calcext:value-type="float">
            <text:p>364750</text:p>
          </table:table-cell>
          <table:table-cell table:formula="of:=[.B135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132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36]" office:value-type="float" office:value="364750" calcext:value-type="float">
            <text:p>364750</text:p>
          </table:table-cell>
          <table:table-cell table:formula="of:=[.B134]" office:value-type="float" office:value="-154750" calcext:value-type="float">
            <text:p>-154750</text:p>
          </table:table-cell>
          <table:table-cell table:formula="of:=[.C115]" office:value-type="float" office:value="374750" calcext:value-type="float">
            <text:p>374750</text:p>
          </table:table-cell>
          <table:table-cell table:formula="of:=[.D136]-100000" office:value-type="float" office:value="-254750" calcext:value-type="float">
            <text:p>-25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116]" office:value-type="float" office:value="374750" calcext:value-type="float">
            <text:p>374750</text:p>
          </table:table-cell>
          <table:table-cell table:formula="of:=[.B137]-100000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37]-10000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38]" office:value-type="float" office:value="374750" calcext:value-type="float">
            <text:p>374750</text:p>
          </table:table-cell>
          <table:table-cell table:formula="of:=[.B138]-10000" office:value-type="float" office:value="-264750" calcext:value-type="float">
            <text:p>-264750</text:p>
          </table:table-cell>
          <table:table-cell table:formula="of:=[.C137]-1000" office:value-type="float" office:value="373750" calcext:value-type="float">
            <text:p>37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39]-1000" office:value-type="float" office:value="373750" calcext:value-type="float">
            <text:p>373750</text:p>
          </table:table-cell>
          <table:table-cell table:formula="of:=[.B139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137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0]" office:value-type="float" office:value="373750" calcext:value-type="float">
            <text:p>373750</text:p>
          </table:table-cell>
          <table:table-cell table:formula="of:=[.B138]" office:value-type="float" office:value="-254750" calcext:value-type="float">
            <text:p>-254750</text:p>
          </table:table-cell>
          <table:table-cell table:formula="of:=[.C139]-1000" office:value-type="float" office:value="372750" calcext:value-type="float">
            <text:p>37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41]-1000" office:value-type="float" office:value="372750" calcext:value-type="float">
            <text:p>372750</text:p>
          </table:table-cell>
          <table:table-cell table:formula="of:=[.B141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38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2]" office:value-type="float" office:value="372750" calcext:value-type="float">
            <text:p>372750</text:p>
          </table:table-cell>
          <table:table-cell table:formula="of:=[.B142]-10000" office:value-type="float" office:value="-264750" calcext:value-type="float">
            <text:p>-264750</text:p>
          </table:table-cell>
          <table:table-cell table:formula="of:=[.C141]-1000" office:value-type="float" office:value="371750" calcext:value-type="float">
            <text:p>37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43]-1000" office:value-type="float" office:value="371750" calcext:value-type="float">
            <text:p>371750</text:p>
          </table:table-cell>
          <table:table-cell table:formula="of:=[.B143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140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4]" office:value-type="float" office:value="371750" calcext:value-type="float">
            <text:p>371750</text:p>
          </table:table-cell>
          <table:table-cell table:formula="of:=[.B142]" office:value-type="float" office:value="-254750" calcext:value-type="float">
            <text:p>-254750</text:p>
          </table:table-cell>
          <table:table-cell table:formula="of:=[.C143]-1000" office:value-type="float" office:value="370750" calcext:value-type="float">
            <text:p>37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45]-1000" office:value-type="float" office:value="370750" calcext:value-type="float">
            <text:p>370750</text:p>
          </table:table-cell>
          <table:table-cell table:formula="of:=[.B145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42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6]" office:value-type="float" office:value="370750" calcext:value-type="float">
            <text:p>370750</text:p>
          </table:table-cell>
          <table:table-cell table:formula="of:=[.B146]-10000" office:value-type="float" office:value="-264750" calcext:value-type="float">
            <text:p>-264750</text:p>
          </table:table-cell>
          <table:table-cell table:formula="of:=[.C145]-1000" office:value-type="float" office:value="369750" calcext:value-type="float">
            <text:p>36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47]-1000" office:value-type="float" office:value="369750" calcext:value-type="float">
            <text:p>369750</text:p>
          </table:table-cell>
          <table:table-cell table:formula="of:=[.B147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144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48]" office:value-type="float" office:value="369750" calcext:value-type="float">
            <text:p>369750</text:p>
          </table:table-cell>
          <table:table-cell table:formula="of:=[.B146]" office:value-type="float" office:value="-254750" calcext:value-type="float">
            <text:p>-254750</text:p>
          </table:table-cell>
          <table:table-cell table:formula="of:=[.C147]-1000" office:value-type="float" office:value="368750" calcext:value-type="float">
            <text:p>36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49]-1000" office:value-type="float" office:value="368750" calcext:value-type="float">
            <text:p>368750</text:p>
          </table:table-cell>
          <table:table-cell table:formula="of:=[.B149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46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50]" office:value-type="float" office:value="368750" calcext:value-type="float">
            <text:p>368750</text:p>
          </table:table-cell>
          <table:table-cell table:formula="of:=[.B150]-10000" office:value-type="float" office:value="-264750" calcext:value-type="float">
            <text:p>-264750</text:p>
          </table:table-cell>
          <table:table-cell table:formula="of:=[.C149]-1000" office:value-type="float" office:value="367750" calcext:value-type="float">
            <text:p>36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51]-1000" office:value-type="float" office:value="367750" calcext:value-type="float">
            <text:p>367750</text:p>
          </table:table-cell>
          <table:table-cell table:formula="of:=[.B151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148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52]" office:value-type="float" office:value="367750" calcext:value-type="float">
            <text:p>367750</text:p>
          </table:table-cell>
          <table:table-cell table:formula="of:=[.B150]" office:value-type="float" office:value="-254750" calcext:value-type="float">
            <text:p>-254750</text:p>
          </table:table-cell>
          <table:table-cell table:formula="of:=[.C151]-1000" office:value-type="float" office:value="366750" calcext:value-type="float">
            <text:p>36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53]-1000" office:value-type="float" office:value="366750" calcext:value-type="float">
            <text:p>366750</text:p>
          </table:table-cell>
          <table:table-cell table:formula="of:=[.B153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50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54]" office:value-type="float" office:value="366750" calcext:value-type="float">
            <text:p>366750</text:p>
          </table:table-cell>
          <table:table-cell table:formula="of:=[.B154]-10000" office:value-type="float" office:value="-264750" calcext:value-type="float">
            <text:p>-264750</text:p>
          </table:table-cell>
          <table:table-cell table:formula="of:=[.C153]-1000" office:value-type="float" office:value="365750" calcext:value-type="float">
            <text:p>36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55]-1000" office:value-type="float" office:value="365750" calcext:value-type="float">
            <text:p>365750</text:p>
          </table:table-cell>
          <table:table-cell table:formula="of:=[.B155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152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56]" office:value-type="float" office:value="365750" calcext:value-type="float">
            <text:p>365750</text:p>
          </table:table-cell>
          <table:table-cell table:formula="of:=[.B154]" office:value-type="float" office:value="-254750" calcext:value-type="float">
            <text:p>-254750</text:p>
          </table:table-cell>
          <table:table-cell table:formula="of:=[.C155]-1000" office:value-type="float" office:value="364750" calcext:value-type="float">
            <text:p>36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57]-1000" office:value-type="float" office:value="364750" calcext:value-type="float">
            <text:p>364750</text:p>
          </table:table-cell>
          <table:table-cell table:formula="of:=[.B157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154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58]" office:value-type="float" office:value="364750" calcext:value-type="float">
            <text:p>364750</text:p>
          </table:table-cell>
          <table:table-cell table:formula="of:=[.B156]" office:value-type="float" office:value="-264750" calcext:value-type="float">
            <text:p>-264750</text:p>
          </table:table-cell>
          <table:table-cell table:formula="of:=[.C137]" office:value-type="float" office:value="374750" calcext:value-type="float">
            <text:p>374750</text:p>
          </table:table-cell>
          <table:table-cell table:formula="of:=[.D158]-100000" office:value-type="float" office:value="-364750" calcext:value-type="float">
            <text:p>-36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138]" office:value-type="float" office:value="374750" calcext:value-type="float">
            <text:p>374750</text:p>
          </table:table-cell>
          <table:table-cell table:formula="of:=[.B159]-100000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59]-10000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0]" office:value-type="float" office:value="374750" calcext:value-type="float">
            <text:p>374750</text:p>
          </table:table-cell>
          <table:table-cell table:formula="of:=[.B160]-10000" office:value-type="float" office:value="-374750" calcext:value-type="float">
            <text:p>-374750</text:p>
          </table:table-cell>
          <table:table-cell table:formula="of:=[.C159]-1000" office:value-type="float" office:value="373750" calcext:value-type="float">
            <text:p>37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61]-1000" office:value-type="float" office:value="373750" calcext:value-type="float">
            <text:p>373750</text:p>
          </table:table-cell>
          <table:table-cell table:formula="of:=[.B161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159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2]" office:value-type="float" office:value="373750" calcext:value-type="float">
            <text:p>373750</text:p>
          </table:table-cell>
          <table:table-cell table:formula="of:=[.B160]" office:value-type="float" office:value="-364750" calcext:value-type="float">
            <text:p>-364750</text:p>
          </table:table-cell>
          <table:table-cell table:formula="of:=[.C161]-1000" office:value-type="float" office:value="372750" calcext:value-type="float">
            <text:p>37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63]-1000" office:value-type="float" office:value="372750" calcext:value-type="float">
            <text:p>372750</text:p>
          </table:table-cell>
          <table:table-cell table:formula="of:=[.B163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60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4]" office:value-type="float" office:value="372750" calcext:value-type="float">
            <text:p>372750</text:p>
          </table:table-cell>
          <table:table-cell table:formula="of:=[.B164]-10000" office:value-type="float" office:value="-374750" calcext:value-type="float">
            <text:p>-374750</text:p>
          </table:table-cell>
          <table:table-cell table:formula="of:=[.C163]-1000" office:value-type="float" office:value="371750" calcext:value-type="float">
            <text:p>37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65]-1000" office:value-type="float" office:value="371750" calcext:value-type="float">
            <text:p>371750</text:p>
          </table:table-cell>
          <table:table-cell table:formula="of:=[.B165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162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6]" office:value-type="float" office:value="371750" calcext:value-type="float">
            <text:p>371750</text:p>
          </table:table-cell>
          <table:table-cell table:formula="of:=[.B164]" office:value-type="float" office:value="-364750" calcext:value-type="float">
            <text:p>-364750</text:p>
          </table:table-cell>
          <table:table-cell table:formula="of:=[.C165]-1000" office:value-type="float" office:value="370750" calcext:value-type="float">
            <text:p>37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67]-1000" office:value-type="float" office:value="370750" calcext:value-type="float">
            <text:p>370750</text:p>
          </table:table-cell>
          <table:table-cell table:formula="of:=[.B167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64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68]" office:value-type="float" office:value="370750" calcext:value-type="float">
            <text:p>370750</text:p>
          </table:table-cell>
          <table:table-cell table:formula="of:=[.B168]-10000" office:value-type="float" office:value="-374750" calcext:value-type="float">
            <text:p>-374750</text:p>
          </table:table-cell>
          <table:table-cell table:formula="of:=[.C167]-1000" office:value-type="float" office:value="369750" calcext:value-type="float">
            <text:p>36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69]-1000" office:value-type="float" office:value="369750" calcext:value-type="float">
            <text:p>369750</text:p>
          </table:table-cell>
          <table:table-cell table:formula="of:=[.B169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166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70]" office:value-type="float" office:value="369750" calcext:value-type="float">
            <text:p>369750</text:p>
          </table:table-cell>
          <table:table-cell table:formula="of:=[.B168]" office:value-type="float" office:value="-364750" calcext:value-type="float">
            <text:p>-364750</text:p>
          </table:table-cell>
          <table:table-cell table:formula="of:=[.C169]-1000" office:value-type="float" office:value="368750" calcext:value-type="float">
            <text:p>36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1]-1000" office:value-type="float" office:value="368750" calcext:value-type="float">
            <text:p>368750</text:p>
          </table:table-cell>
          <table:table-cell table:formula="of:=[.B171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68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72]" office:value-type="float" office:value="368750" calcext:value-type="float">
            <text:p>368750</text:p>
          </table:table-cell>
          <table:table-cell table:formula="of:=[.B172]-10000" office:value-type="float" office:value="-374750" calcext:value-type="float">
            <text:p>-374750</text:p>
          </table:table-cell>
          <table:table-cell table:formula="of:=[.C171]-1000" office:value-type="float" office:value="367750" calcext:value-type="float">
            <text:p>36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3]-1000" office:value-type="float" office:value="367750" calcext:value-type="float">
            <text:p>367750</text:p>
          </table:table-cell>
          <table:table-cell table:formula="of:=[.B173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170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74]" office:value-type="float" office:value="367750" calcext:value-type="float">
            <text:p>367750</text:p>
          </table:table-cell>
          <table:table-cell table:formula="of:=[.B172]" office:value-type="float" office:value="-364750" calcext:value-type="float">
            <text:p>-364750</text:p>
          </table:table-cell>
          <table:table-cell table:formula="of:=[.C173]-1000" office:value-type="float" office:value="366750" calcext:value-type="float">
            <text:p>36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5]-1000" office:value-type="float" office:value="366750" calcext:value-type="float">
            <text:p>366750</text:p>
          </table:table-cell>
          <table:table-cell table:formula="of:=[.B175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72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76]" office:value-type="float" office:value="366750" calcext:value-type="float">
            <text:p>366750</text:p>
          </table:table-cell>
          <table:table-cell table:formula="of:=[.B176]-10000" office:value-type="float" office:value="-374750" calcext:value-type="float">
            <text:p>-374750</text:p>
          </table:table-cell>
          <table:table-cell table:formula="of:=[.C175]-1000" office:value-type="float" office:value="365750" calcext:value-type="float">
            <text:p>36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7]-1000" office:value-type="float" office:value="365750" calcext:value-type="float">
            <text:p>365750</text:p>
          </table:table-cell>
          <table:table-cell table:formula="of:=[.B177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174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78]" office:value-type="float" office:value="365750" calcext:value-type="float">
            <text:p>365750</text:p>
          </table:table-cell>
          <table:table-cell table:formula="of:=[.B176]" office:value-type="float" office:value="-364750" calcext:value-type="float">
            <text:p>-364750</text:p>
          </table:table-cell>
          <table:table-cell table:formula="of:=[.C177]-1000" office:value-type="float" office:value="364750" calcext:value-type="float">
            <text:p>36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79]-1000" office:value-type="float" office:value="364750" calcext:value-type="float">
            <text:p>364750</text:p>
          </table:table-cell>
          <table:table-cell table:formula="of:=[.B179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176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0]" office:value-type="float" office:value="364750" calcext:value-type="float">
            <text:p>364750</text:p>
          </table:table-cell>
          <table:table-cell table:formula="of:=[.B178]" office:value-type="float" office:value="-374750" calcext:value-type="float">
            <text:p>-374750</text:p>
          </table:table-cell>
          <table:table-cell table:formula="of:=[.C179]-100000" office:value-type="float" office:value="264750" calcext:value-type="float">
            <text:p>264750</text:p>
          </table:table-cell>
          <table:table-cell table:formula="of:=[.D93]" office:value-type="float" office:value="-34750" calcext:value-type="float">
            <text:p>-3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 office:value-type="string" calcext:value-type="string">
            <text:p>new_line</text:p>
          </table:table-cell>
        </table:table-row>
        <table:table-row table:style-name="ro1">
          <table:table-cell table:formula="of:=[.A181]-100000" office:value-type="float" office:value="264750" calcext:value-type="float">
            <text:p>264750</text:p>
          </table:table-cell>
          <table:table-cell table:formula="of:=[.B94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81]-10000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2]" office:value-type="float" office:value="264750" calcext:value-type="float">
            <text:p>264750</text:p>
          </table:table-cell>
          <table:table-cell table:formula="of:=[.B182]-10000" office:value-type="float" office:value="-44750" calcext:value-type="float">
            <text:p>-44750</text:p>
          </table:table-cell>
          <table:table-cell table:formula="of:=[.C181]-1000" office:value-type="float" office:value="263750" calcext:value-type="float">
            <text:p>26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83]-1000" office:value-type="float" office:value="263750" calcext:value-type="float">
            <text:p>263750</text:p>
          </table:table-cell>
          <table:table-cell table:formula="of:=[.B183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81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4]" office:value-type="float" office:value="263750" calcext:value-type="float">
            <text:p>263750</text:p>
          </table:table-cell>
          <table:table-cell table:formula="of:=[.B182]" office:value-type="float" office:value="-34750" calcext:value-type="float">
            <text:p>-34750</text:p>
          </table:table-cell>
          <table:table-cell table:formula="of:=[.C183]-1000" office:value-type="float" office:value="262750" calcext:value-type="float">
            <text:p>26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85]-1000" office:value-type="float" office:value="262750" calcext:value-type="float">
            <text:p>262750</text:p>
          </table:table-cell>
          <table:table-cell table:formula="of:=[.B185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82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6]" office:value-type="float" office:value="262750" calcext:value-type="float">
            <text:p>262750</text:p>
          </table:table-cell>
          <table:table-cell table:formula="of:=[.B186]-10000" office:value-type="float" office:value="-44750" calcext:value-type="float">
            <text:p>-44750</text:p>
          </table:table-cell>
          <table:table-cell table:formula="of:=[.C185]-1000" office:value-type="float" office:value="261750" calcext:value-type="float">
            <text:p>26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87]-1000" office:value-type="float" office:value="261750" calcext:value-type="float">
            <text:p>261750</text:p>
          </table:table-cell>
          <table:table-cell table:formula="of:=[.B187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84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88]" office:value-type="float" office:value="261750" calcext:value-type="float">
            <text:p>261750</text:p>
          </table:table-cell>
          <table:table-cell table:formula="of:=[.B186]" office:value-type="float" office:value="-34750" calcext:value-type="float">
            <text:p>-34750</text:p>
          </table:table-cell>
          <table:table-cell table:formula="of:=[.C187]-1000" office:value-type="float" office:value="260750" calcext:value-type="float">
            <text:p>26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89]-1000" office:value-type="float" office:value="260750" calcext:value-type="float">
            <text:p>260750</text:p>
          </table:table-cell>
          <table:table-cell table:formula="of:=[.B189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86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90]" office:value-type="float" office:value="260750" calcext:value-type="float">
            <text:p>260750</text:p>
          </table:table-cell>
          <table:table-cell table:formula="of:=[.B190]-10000" office:value-type="float" office:value="-44750" calcext:value-type="float">
            <text:p>-44750</text:p>
          </table:table-cell>
          <table:table-cell table:formula="of:=[.C189]-1000" office:value-type="float" office:value="259750" calcext:value-type="float">
            <text:p>25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1]-1000" office:value-type="float" office:value="259750" calcext:value-type="float">
            <text:p>259750</text:p>
          </table:table-cell>
          <table:table-cell table:formula="of:=[.B191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88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92]" office:value-type="float" office:value="259750" calcext:value-type="float">
            <text:p>259750</text:p>
          </table:table-cell>
          <table:table-cell table:formula="of:=[.B190]" office:value-type="float" office:value="-34750" calcext:value-type="float">
            <text:p>-34750</text:p>
          </table:table-cell>
          <table:table-cell table:formula="of:=[.C191]-1000" office:value-type="float" office:value="258750" calcext:value-type="float">
            <text:p>25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3]-1000" office:value-type="float" office:value="258750" calcext:value-type="float">
            <text:p>258750</text:p>
          </table:table-cell>
          <table:table-cell table:formula="of:=[.B193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90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94]" office:value-type="float" office:value="258750" calcext:value-type="float">
            <text:p>258750</text:p>
          </table:table-cell>
          <table:table-cell table:formula="of:=[.B194]-10000" office:value-type="float" office:value="-44750" calcext:value-type="float">
            <text:p>-44750</text:p>
          </table:table-cell>
          <table:table-cell table:formula="of:=[.C193]-1000" office:value-type="float" office:value="257750" calcext:value-type="float">
            <text:p>25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5]-1000" office:value-type="float" office:value="257750" calcext:value-type="float">
            <text:p>257750</text:p>
          </table:table-cell>
          <table:table-cell table:formula="of:=[.B195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92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96]" office:value-type="float" office:value="257750" calcext:value-type="float">
            <text:p>257750</text:p>
          </table:table-cell>
          <table:table-cell table:formula="of:=[.B194]" office:value-type="float" office:value="-34750" calcext:value-type="float">
            <text:p>-34750</text:p>
          </table:table-cell>
          <table:table-cell table:formula="of:=[.C195]-1000" office:value-type="float" office:value="256750" calcext:value-type="float">
            <text:p>25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7]-1000" office:value-type="float" office:value="256750" calcext:value-type="float">
            <text:p>256750</text:p>
          </table:table-cell>
          <table:table-cell table:formula="of:=[.B197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94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198]" office:value-type="float" office:value="256750" calcext:value-type="float">
            <text:p>256750</text:p>
          </table:table-cell>
          <table:table-cell table:formula="of:=[.B198]-10000" office:value-type="float" office:value="-44750" calcext:value-type="float">
            <text:p>-44750</text:p>
          </table:table-cell>
          <table:table-cell table:formula="of:=[.C197]-1000" office:value-type="float" office:value="255750" calcext:value-type="float">
            <text:p>25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199]-1000" office:value-type="float" office:value="255750" calcext:value-type="float">
            <text:p>255750</text:p>
          </table:table-cell>
          <table:table-cell table:formula="of:=[.B199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196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0]" office:value-type="float" office:value="255750" calcext:value-type="float">
            <text:p>255750</text:p>
          </table:table-cell>
          <table:table-cell table:formula="of:=[.B198]" office:value-type="float" office:value="-34750" calcext:value-type="float">
            <text:p>-34750</text:p>
          </table:table-cell>
          <table:table-cell table:formula="of:=[.C199]-1000" office:value-type="float" office:value="254750" calcext:value-type="float">
            <text:p>25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01]-1000" office:value-type="float" office:value="254750" calcext:value-type="float">
            <text:p>254750</text:p>
          </table:table-cell>
          <table:table-cell table:formula="of:=[.B201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198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2]" office:value-type="float" office:value="254750" calcext:value-type="float">
            <text:p>254750</text:p>
          </table:table-cell>
          <table:table-cell table:formula="of:=[.B200]" office:value-type="float" office:value="-44750" calcext:value-type="float">
            <text:p>-44750</text:p>
          </table:table-cell>
          <table:table-cell table:formula="of:=[.C181]" office:value-type="float" office:value="264750" calcext:value-type="float">
            <text:p>264750</text:p>
          </table:table-cell>
          <table:table-cell table:formula="of:=[.D202]-100000" office:value-type="float" office:value="-144750" calcext:value-type="float">
            <text:p>-14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182]" office:value-type="float" office:value="264750" calcext:value-type="float">
            <text:p>264750</text:p>
          </table:table-cell>
          <table:table-cell table:formula="of:=[.B203]-100000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03]-10000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4]" office:value-type="float" office:value="264750" calcext:value-type="float">
            <text:p>264750</text:p>
          </table:table-cell>
          <table:table-cell table:formula="of:=[.B204]-10000" office:value-type="float" office:value="-154750" calcext:value-type="float">
            <text:p>-154750</text:p>
          </table:table-cell>
          <table:table-cell table:formula="of:=[.C203]-1000" office:value-type="float" office:value="263750" calcext:value-type="float">
            <text:p>26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05]-1000" office:value-type="float" office:value="263750" calcext:value-type="float">
            <text:p>263750</text:p>
          </table:table-cell>
          <table:table-cell table:formula="of:=[.B205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03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6]" office:value-type="float" office:value="263750" calcext:value-type="float">
            <text:p>263750</text:p>
          </table:table-cell>
          <table:table-cell table:formula="of:=[.B204]" office:value-type="float" office:value="-144750" calcext:value-type="float">
            <text:p>-144750</text:p>
          </table:table-cell>
          <table:table-cell table:formula="of:=[.C205]-1000" office:value-type="float" office:value="262750" calcext:value-type="float">
            <text:p>26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07]-1000" office:value-type="float" office:value="262750" calcext:value-type="float">
            <text:p>262750</text:p>
          </table:table-cell>
          <table:table-cell table:formula="of:=[.B207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04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08]" office:value-type="float" office:value="262750" calcext:value-type="float">
            <text:p>262750</text:p>
          </table:table-cell>
          <table:table-cell table:formula="of:=[.B208]-10000" office:value-type="float" office:value="-154750" calcext:value-type="float">
            <text:p>-154750</text:p>
          </table:table-cell>
          <table:table-cell table:formula="of:=[.C207]-1000" office:value-type="float" office:value="261750" calcext:value-type="float">
            <text:p>26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09]-1000" office:value-type="float" office:value="261750" calcext:value-type="float">
            <text:p>261750</text:p>
          </table:table-cell>
          <table:table-cell table:formula="of:=[.B209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06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10]" office:value-type="float" office:value="261750" calcext:value-type="float">
            <text:p>261750</text:p>
          </table:table-cell>
          <table:table-cell table:formula="of:=[.B208]" office:value-type="float" office:value="-144750" calcext:value-type="float">
            <text:p>-144750</text:p>
          </table:table-cell>
          <table:table-cell table:formula="of:=[.C209]-1000" office:value-type="float" office:value="260750" calcext:value-type="float">
            <text:p>26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1]-1000" office:value-type="float" office:value="260750" calcext:value-type="float">
            <text:p>260750</text:p>
          </table:table-cell>
          <table:table-cell table:formula="of:=[.B211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08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12]" office:value-type="float" office:value="260750" calcext:value-type="float">
            <text:p>260750</text:p>
          </table:table-cell>
          <table:table-cell table:formula="of:=[.B212]-10000" office:value-type="float" office:value="-154750" calcext:value-type="float">
            <text:p>-154750</text:p>
          </table:table-cell>
          <table:table-cell table:formula="of:=[.C211]-1000" office:value-type="float" office:value="259750" calcext:value-type="float">
            <text:p>25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3]-1000" office:value-type="float" office:value="259750" calcext:value-type="float">
            <text:p>259750</text:p>
          </table:table-cell>
          <table:table-cell table:formula="of:=[.B213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10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14]" office:value-type="float" office:value="259750" calcext:value-type="float">
            <text:p>259750</text:p>
          </table:table-cell>
          <table:table-cell table:formula="of:=[.B212]" office:value-type="float" office:value="-144750" calcext:value-type="float">
            <text:p>-144750</text:p>
          </table:table-cell>
          <table:table-cell table:formula="of:=[.C213]-1000" office:value-type="float" office:value="258750" calcext:value-type="float">
            <text:p>25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5]-1000" office:value-type="float" office:value="258750" calcext:value-type="float">
            <text:p>258750</text:p>
          </table:table-cell>
          <table:table-cell table:formula="of:=[.B215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12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16]" office:value-type="float" office:value="258750" calcext:value-type="float">
            <text:p>258750</text:p>
          </table:table-cell>
          <table:table-cell table:formula="of:=[.B216]-10000" office:value-type="float" office:value="-154750" calcext:value-type="float">
            <text:p>-154750</text:p>
          </table:table-cell>
          <table:table-cell table:formula="of:=[.C215]-1000" office:value-type="float" office:value="257750" calcext:value-type="float">
            <text:p>25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7]-1000" office:value-type="float" office:value="257750" calcext:value-type="float">
            <text:p>257750</text:p>
          </table:table-cell>
          <table:table-cell table:formula="of:=[.B217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14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18]" office:value-type="float" office:value="257750" calcext:value-type="float">
            <text:p>257750</text:p>
          </table:table-cell>
          <table:table-cell table:formula="of:=[.B216]" office:value-type="float" office:value="-144750" calcext:value-type="float">
            <text:p>-144750</text:p>
          </table:table-cell>
          <table:table-cell table:formula="of:=[.C217]-1000" office:value-type="float" office:value="256750" calcext:value-type="float">
            <text:p>25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19]-1000" office:value-type="float" office:value="256750" calcext:value-type="float">
            <text:p>256750</text:p>
          </table:table-cell>
          <table:table-cell table:formula="of:=[.B219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16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0]" office:value-type="float" office:value="256750" calcext:value-type="float">
            <text:p>256750</text:p>
          </table:table-cell>
          <table:table-cell table:formula="of:=[.B220]-10000" office:value-type="float" office:value="-154750" calcext:value-type="float">
            <text:p>-154750</text:p>
          </table:table-cell>
          <table:table-cell table:formula="of:=[.C219]-1000" office:value-type="float" office:value="255750" calcext:value-type="float">
            <text:p>25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21]-1000" office:value-type="float" office:value="255750" calcext:value-type="float">
            <text:p>255750</text:p>
          </table:table-cell>
          <table:table-cell table:formula="of:=[.B221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18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2]" office:value-type="float" office:value="255750" calcext:value-type="float">
            <text:p>255750</text:p>
          </table:table-cell>
          <table:table-cell table:formula="of:=[.B220]" office:value-type="float" office:value="-144750" calcext:value-type="float">
            <text:p>-144750</text:p>
          </table:table-cell>
          <table:table-cell table:formula="of:=[.C221]-1000" office:value-type="float" office:value="254750" calcext:value-type="float">
            <text:p>25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23]-1000" office:value-type="float" office:value="254750" calcext:value-type="float">
            <text:p>254750</text:p>
          </table:table-cell>
          <table:table-cell table:formula="of:=[.B223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20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4]" office:value-type="float" office:value="254750" calcext:value-type="float">
            <text:p>254750</text:p>
          </table:table-cell>
          <table:table-cell table:formula="of:=[.B222]" office:value-type="float" office:value="-154750" calcext:value-type="float">
            <text:p>-154750</text:p>
          </table:table-cell>
          <table:table-cell table:formula="of:=[.C203]" office:value-type="float" office:value="264750" calcext:value-type="float">
            <text:p>264750</text:p>
          </table:table-cell>
          <table:table-cell table:formula="of:=[.D224]-100000" office:value-type="float" office:value="-254750" calcext:value-type="float">
            <text:p>-25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204]" office:value-type="float" office:value="264750" calcext:value-type="float">
            <text:p>264750</text:p>
          </table:table-cell>
          <table:table-cell table:formula="of:=[.B225]-100000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25]-10000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6]" office:value-type="float" office:value="264750" calcext:value-type="float">
            <text:p>264750</text:p>
          </table:table-cell>
          <table:table-cell table:formula="of:=[.B226]-10000" office:value-type="float" office:value="-264750" calcext:value-type="float">
            <text:p>-264750</text:p>
          </table:table-cell>
          <table:table-cell table:formula="of:=[.C225]-1000" office:value-type="float" office:value="263750" calcext:value-type="float">
            <text:p>26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27]-1000" office:value-type="float" office:value="263750" calcext:value-type="float">
            <text:p>263750</text:p>
          </table:table-cell>
          <table:table-cell table:formula="of:=[.B227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225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28]" office:value-type="float" office:value="263750" calcext:value-type="float">
            <text:p>263750</text:p>
          </table:table-cell>
          <table:table-cell table:formula="of:=[.B226]" office:value-type="float" office:value="-254750" calcext:value-type="float">
            <text:p>-254750</text:p>
          </table:table-cell>
          <table:table-cell table:formula="of:=[.C227]-1000" office:value-type="float" office:value="262750" calcext:value-type="float">
            <text:p>26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29]-1000" office:value-type="float" office:value="262750" calcext:value-type="float">
            <text:p>262750</text:p>
          </table:table-cell>
          <table:table-cell table:formula="of:=[.B229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26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30]" office:value-type="float" office:value="262750" calcext:value-type="float">
            <text:p>262750</text:p>
          </table:table-cell>
          <table:table-cell table:formula="of:=[.B230]-10000" office:value-type="float" office:value="-264750" calcext:value-type="float">
            <text:p>-264750</text:p>
          </table:table-cell>
          <table:table-cell table:formula="of:=[.C229]-1000" office:value-type="float" office:value="261750" calcext:value-type="float">
            <text:p>26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1]-1000" office:value-type="float" office:value="261750" calcext:value-type="float">
            <text:p>261750</text:p>
          </table:table-cell>
          <table:table-cell table:formula="of:=[.B231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228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32]" office:value-type="float" office:value="261750" calcext:value-type="float">
            <text:p>261750</text:p>
          </table:table-cell>
          <table:table-cell table:formula="of:=[.B230]" office:value-type="float" office:value="-254750" calcext:value-type="float">
            <text:p>-254750</text:p>
          </table:table-cell>
          <table:table-cell table:formula="of:=[.C231]-1000" office:value-type="float" office:value="260750" calcext:value-type="float">
            <text:p>26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3]-1000" office:value-type="float" office:value="260750" calcext:value-type="float">
            <text:p>260750</text:p>
          </table:table-cell>
          <table:table-cell table:formula="of:=[.B233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30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34]" office:value-type="float" office:value="260750" calcext:value-type="float">
            <text:p>260750</text:p>
          </table:table-cell>
          <table:table-cell table:formula="of:=[.B234]-10000" office:value-type="float" office:value="-264750" calcext:value-type="float">
            <text:p>-264750</text:p>
          </table:table-cell>
          <table:table-cell table:formula="of:=[.C233]-1000" office:value-type="float" office:value="259750" calcext:value-type="float">
            <text:p>25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5]-1000" office:value-type="float" office:value="259750" calcext:value-type="float">
            <text:p>259750</text:p>
          </table:table-cell>
          <table:table-cell table:formula="of:=[.B235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232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36]" office:value-type="float" office:value="259750" calcext:value-type="float">
            <text:p>259750</text:p>
          </table:table-cell>
          <table:table-cell table:formula="of:=[.B234]" office:value-type="float" office:value="-254750" calcext:value-type="float">
            <text:p>-254750</text:p>
          </table:table-cell>
          <table:table-cell table:formula="of:=[.C235]-1000" office:value-type="float" office:value="258750" calcext:value-type="float">
            <text:p>25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7]-1000" office:value-type="float" office:value="258750" calcext:value-type="float">
            <text:p>258750</text:p>
          </table:table-cell>
          <table:table-cell table:formula="of:=[.B237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34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38]" office:value-type="float" office:value="258750" calcext:value-type="float">
            <text:p>258750</text:p>
          </table:table-cell>
          <table:table-cell table:formula="of:=[.B238]-10000" office:value-type="float" office:value="-264750" calcext:value-type="float">
            <text:p>-264750</text:p>
          </table:table-cell>
          <table:table-cell table:formula="of:=[.C237]-1000" office:value-type="float" office:value="257750" calcext:value-type="float">
            <text:p>25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39]-1000" office:value-type="float" office:value="257750" calcext:value-type="float">
            <text:p>257750</text:p>
          </table:table-cell>
          <table:table-cell table:formula="of:=[.B239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236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0]" office:value-type="float" office:value="257750" calcext:value-type="float">
            <text:p>257750</text:p>
          </table:table-cell>
          <table:table-cell table:formula="of:=[.B238]" office:value-type="float" office:value="-254750" calcext:value-type="float">
            <text:p>-254750</text:p>
          </table:table-cell>
          <table:table-cell table:formula="of:=[.C239]-1000" office:value-type="float" office:value="256750" calcext:value-type="float">
            <text:p>25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41]-1000" office:value-type="float" office:value="256750" calcext:value-type="float">
            <text:p>256750</text:p>
          </table:table-cell>
          <table:table-cell table:formula="of:=[.B241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38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2]" office:value-type="float" office:value="256750" calcext:value-type="float">
            <text:p>256750</text:p>
          </table:table-cell>
          <table:table-cell table:formula="of:=[.B242]-10000" office:value-type="float" office:value="-264750" calcext:value-type="float">
            <text:p>-264750</text:p>
          </table:table-cell>
          <table:table-cell table:formula="of:=[.C241]-1000" office:value-type="float" office:value="255750" calcext:value-type="float">
            <text:p>25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43]-1000" office:value-type="float" office:value="255750" calcext:value-type="float">
            <text:p>255750</text:p>
          </table:table-cell>
          <table:table-cell table:formula="of:=[.B243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240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4]" office:value-type="float" office:value="255750" calcext:value-type="float">
            <text:p>255750</text:p>
          </table:table-cell>
          <table:table-cell table:formula="of:=[.B242]" office:value-type="float" office:value="-254750" calcext:value-type="float">
            <text:p>-254750</text:p>
          </table:table-cell>
          <table:table-cell table:formula="of:=[.C243]-1000" office:value-type="float" office:value="254750" calcext:value-type="float">
            <text:p>25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45]-1000" office:value-type="float" office:value="254750" calcext:value-type="float">
            <text:p>254750</text:p>
          </table:table-cell>
          <table:table-cell table:formula="of:=[.B245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242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6]" office:value-type="float" office:value="254750" calcext:value-type="float">
            <text:p>254750</text:p>
          </table:table-cell>
          <table:table-cell table:formula="of:=[.B244]" office:value-type="float" office:value="-264750" calcext:value-type="float">
            <text:p>-264750</text:p>
          </table:table-cell>
          <table:table-cell table:formula="of:=[.C225]" office:value-type="float" office:value="264750" calcext:value-type="float">
            <text:p>264750</text:p>
          </table:table-cell>
          <table:table-cell table:formula="of:=[.D246]-100000" office:value-type="float" office:value="-364750" calcext:value-type="float">
            <text:p>-36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226]" office:value-type="float" office:value="264750" calcext:value-type="float">
            <text:p>264750</text:p>
          </table:table-cell>
          <table:table-cell table:formula="of:=[.B247]-100000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47]-10000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48]" office:value-type="float" office:value="264750" calcext:value-type="float">
            <text:p>264750</text:p>
          </table:table-cell>
          <table:table-cell table:formula="of:=[.B248]-10000" office:value-type="float" office:value="-374750" calcext:value-type="float">
            <text:p>-374750</text:p>
          </table:table-cell>
          <table:table-cell table:formula="of:=[.C247]-1000" office:value-type="float" office:value="263750" calcext:value-type="float">
            <text:p>26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49]-1000" office:value-type="float" office:value="263750" calcext:value-type="float">
            <text:p>263750</text:p>
          </table:table-cell>
          <table:table-cell table:formula="of:=[.B249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247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50]" office:value-type="float" office:value="263750" calcext:value-type="float">
            <text:p>263750</text:p>
          </table:table-cell>
          <table:table-cell table:formula="of:=[.B248]" office:value-type="float" office:value="-364750" calcext:value-type="float">
            <text:p>-364750</text:p>
          </table:table-cell>
          <table:table-cell table:formula="of:=[.C249]-1000" office:value-type="float" office:value="262750" calcext:value-type="float">
            <text:p>26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1]-1000" office:value-type="float" office:value="262750" calcext:value-type="float">
            <text:p>262750</text:p>
          </table:table-cell>
          <table:table-cell table:formula="of:=[.B251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48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52]" office:value-type="float" office:value="262750" calcext:value-type="float">
            <text:p>262750</text:p>
          </table:table-cell>
          <table:table-cell table:formula="of:=[.B252]-10000" office:value-type="float" office:value="-374750" calcext:value-type="float">
            <text:p>-374750</text:p>
          </table:table-cell>
          <table:table-cell table:formula="of:=[.C251]-1000" office:value-type="float" office:value="261750" calcext:value-type="float">
            <text:p>26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3]-1000" office:value-type="float" office:value="261750" calcext:value-type="float">
            <text:p>261750</text:p>
          </table:table-cell>
          <table:table-cell table:formula="of:=[.B253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250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54]" office:value-type="float" office:value="261750" calcext:value-type="float">
            <text:p>261750</text:p>
          </table:table-cell>
          <table:table-cell table:formula="of:=[.B252]" office:value-type="float" office:value="-364750" calcext:value-type="float">
            <text:p>-364750</text:p>
          </table:table-cell>
          <table:table-cell table:formula="of:=[.C253]-1000" office:value-type="float" office:value="260750" calcext:value-type="float">
            <text:p>26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5]-1000" office:value-type="float" office:value="260750" calcext:value-type="float">
            <text:p>260750</text:p>
          </table:table-cell>
          <table:table-cell table:formula="of:=[.B255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52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56]" office:value-type="float" office:value="260750" calcext:value-type="float">
            <text:p>260750</text:p>
          </table:table-cell>
          <table:table-cell table:formula="of:=[.B256]-10000" office:value-type="float" office:value="-374750" calcext:value-type="float">
            <text:p>-374750</text:p>
          </table:table-cell>
          <table:table-cell table:formula="of:=[.C255]-1000" office:value-type="float" office:value="259750" calcext:value-type="float">
            <text:p>25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7]-1000" office:value-type="float" office:value="259750" calcext:value-type="float">
            <text:p>259750</text:p>
          </table:table-cell>
          <table:table-cell table:formula="of:=[.B257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254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58]" office:value-type="float" office:value="259750" calcext:value-type="float">
            <text:p>259750</text:p>
          </table:table-cell>
          <table:table-cell table:formula="of:=[.B256]" office:value-type="float" office:value="-364750" calcext:value-type="float">
            <text:p>-364750</text:p>
          </table:table-cell>
          <table:table-cell table:formula="of:=[.C257]-1000" office:value-type="float" office:value="258750" calcext:value-type="float">
            <text:p>25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59]-1000" office:value-type="float" office:value="258750" calcext:value-type="float">
            <text:p>258750</text:p>
          </table:table-cell>
          <table:table-cell table:formula="of:=[.B259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56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0]" office:value-type="float" office:value="258750" calcext:value-type="float">
            <text:p>258750</text:p>
          </table:table-cell>
          <table:table-cell table:formula="of:=[.B260]-10000" office:value-type="float" office:value="-374750" calcext:value-type="float">
            <text:p>-374750</text:p>
          </table:table-cell>
          <table:table-cell table:formula="of:=[.C259]-1000" office:value-type="float" office:value="257750" calcext:value-type="float">
            <text:p>25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61]-1000" office:value-type="float" office:value="257750" calcext:value-type="float">
            <text:p>257750</text:p>
          </table:table-cell>
          <table:table-cell table:formula="of:=[.B261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258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2]" office:value-type="float" office:value="257750" calcext:value-type="float">
            <text:p>257750</text:p>
          </table:table-cell>
          <table:table-cell table:formula="of:=[.B260]" office:value-type="float" office:value="-364750" calcext:value-type="float">
            <text:p>-364750</text:p>
          </table:table-cell>
          <table:table-cell table:formula="of:=[.C261]-1000" office:value-type="float" office:value="256750" calcext:value-type="float">
            <text:p>25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63]-1000" office:value-type="float" office:value="256750" calcext:value-type="float">
            <text:p>256750</text:p>
          </table:table-cell>
          <table:table-cell table:formula="of:=[.B263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60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4]" office:value-type="float" office:value="256750" calcext:value-type="float">
            <text:p>256750</text:p>
          </table:table-cell>
          <table:table-cell table:formula="of:=[.B264]-10000" office:value-type="float" office:value="-374750" calcext:value-type="float">
            <text:p>-374750</text:p>
          </table:table-cell>
          <table:table-cell table:formula="of:=[.C263]-1000" office:value-type="float" office:value="255750" calcext:value-type="float">
            <text:p>25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65]-1000" office:value-type="float" office:value="255750" calcext:value-type="float">
            <text:p>255750</text:p>
          </table:table-cell>
          <table:table-cell table:formula="of:=[.B265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262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6]" office:value-type="float" office:value="255750" calcext:value-type="float">
            <text:p>255750</text:p>
          </table:table-cell>
          <table:table-cell table:formula="of:=[.B264]" office:value-type="float" office:value="-364750" calcext:value-type="float">
            <text:p>-364750</text:p>
          </table:table-cell>
          <table:table-cell table:formula="of:=[.C265]-1000" office:value-type="float" office:value="254750" calcext:value-type="float">
            <text:p>25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67]-1000" office:value-type="float" office:value="254750" calcext:value-type="float">
            <text:p>254750</text:p>
          </table:table-cell>
          <table:table-cell table:formula="of:=[.B267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264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68]" office:value-type="float" office:value="254750" calcext:value-type="float">
            <text:p>254750</text:p>
          </table:table-cell>
          <table:table-cell table:formula="of:=[.B266]" office:value-type="float" office:value="-374750" calcext:value-type="float">
            <text:p>-374750</text:p>
          </table:table-cell>
          <table:table-cell table:formula="of:=[.C267]-100000" office:value-type="float" office:value="154750" calcext:value-type="float">
            <text:p>154750</text:p>
          </table:table-cell>
          <table:table-cell table:formula="of:=[.D181]" office:value-type="float" office:value="-34750" calcext:value-type="float">
            <text:p>-3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 office:value-type="string" calcext:value-type="string">
            <text:p>new_line</text:p>
          </table:table-cell>
        </table:table-row>
        <table:table-row table:style-name="ro1">
          <table:table-cell table:formula="of:=[.A269]-100000" office:value-type="float" office:value="154750" calcext:value-type="float">
            <text:p>154750</text:p>
          </table:table-cell>
          <table:table-cell table:formula="of:=[.B182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69]-10000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70]" office:value-type="float" office:value="154750" calcext:value-type="float">
            <text:p>154750</text:p>
          </table:table-cell>
          <table:table-cell table:formula="of:=[.B270]-10000" office:value-type="float" office:value="-44750" calcext:value-type="float">
            <text:p>-44750</text:p>
          </table:table-cell>
          <table:table-cell table:formula="of:=[.C269]-1000" office:value-type="float" office:value="153750" calcext:value-type="float">
            <text:p>15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71]-1000" office:value-type="float" office:value="153750" calcext:value-type="float">
            <text:p>153750</text:p>
          </table:table-cell>
          <table:table-cell table:formula="of:=[.B271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69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72]" office:value-type="float" office:value="153750" calcext:value-type="float">
            <text:p>153750</text:p>
          </table:table-cell>
          <table:table-cell table:formula="of:=[.B270]" office:value-type="float" office:value="-34750" calcext:value-type="float">
            <text:p>-34750</text:p>
          </table:table-cell>
          <table:table-cell table:formula="of:=[.C271]-1000" office:value-type="float" office:value="152750" calcext:value-type="float">
            <text:p>15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73]-1000" office:value-type="float" office:value="152750" calcext:value-type="float">
            <text:p>152750</text:p>
          </table:table-cell>
          <table:table-cell table:formula="of:=[.B273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70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74]" office:value-type="float" office:value="152750" calcext:value-type="float">
            <text:p>152750</text:p>
          </table:table-cell>
          <table:table-cell table:formula="of:=[.B274]-10000" office:value-type="float" office:value="-44750" calcext:value-type="float">
            <text:p>-44750</text:p>
          </table:table-cell>
          <table:table-cell table:formula="of:=[.C273]-1000" office:value-type="float" office:value="151750" calcext:value-type="float">
            <text:p>15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75]-1000" office:value-type="float" office:value="151750" calcext:value-type="float">
            <text:p>151750</text:p>
          </table:table-cell>
          <table:table-cell table:formula="of:=[.B275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72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76]" office:value-type="float" office:value="151750" calcext:value-type="float">
            <text:p>151750</text:p>
          </table:table-cell>
          <table:table-cell table:formula="of:=[.B274]" office:value-type="float" office:value="-34750" calcext:value-type="float">
            <text:p>-34750</text:p>
          </table:table-cell>
          <table:table-cell table:formula="of:=[.C275]-1000" office:value-type="float" office:value="150750" calcext:value-type="float">
            <text:p>15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77]-1000" office:value-type="float" office:value="150750" calcext:value-type="float">
            <text:p>150750</text:p>
          </table:table-cell>
          <table:table-cell table:formula="of:=[.B277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74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78]" office:value-type="float" office:value="150750" calcext:value-type="float">
            <text:p>150750</text:p>
          </table:table-cell>
          <table:table-cell table:formula="of:=[.B278]-10000" office:value-type="float" office:value="-44750" calcext:value-type="float">
            <text:p>-44750</text:p>
          </table:table-cell>
          <table:table-cell table:formula="of:=[.C277]-1000" office:value-type="float" office:value="149750" calcext:value-type="float">
            <text:p>14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79]-1000" office:value-type="float" office:value="149750" calcext:value-type="float">
            <text:p>149750</text:p>
          </table:table-cell>
          <table:table-cell table:formula="of:=[.B279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76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0]" office:value-type="float" office:value="149750" calcext:value-type="float">
            <text:p>149750</text:p>
          </table:table-cell>
          <table:table-cell table:formula="of:=[.B278]" office:value-type="float" office:value="-34750" calcext:value-type="float">
            <text:p>-34750</text:p>
          </table:table-cell>
          <table:table-cell table:formula="of:=[.C279]-1000" office:value-type="float" office:value="148750" calcext:value-type="float">
            <text:p>14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81]-1000" office:value-type="float" office:value="148750" calcext:value-type="float">
            <text:p>148750</text:p>
          </table:table-cell>
          <table:table-cell table:formula="of:=[.B281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78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2]" office:value-type="float" office:value="148750" calcext:value-type="float">
            <text:p>148750</text:p>
          </table:table-cell>
          <table:table-cell table:formula="of:=[.B282]-10000" office:value-type="float" office:value="-44750" calcext:value-type="float">
            <text:p>-44750</text:p>
          </table:table-cell>
          <table:table-cell table:formula="of:=[.C281]-1000" office:value-type="float" office:value="147750" calcext:value-type="float">
            <text:p>14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83]-1000" office:value-type="float" office:value="147750" calcext:value-type="float">
            <text:p>147750</text:p>
          </table:table-cell>
          <table:table-cell table:formula="of:=[.B283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80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4]" office:value-type="float" office:value="147750" calcext:value-type="float">
            <text:p>147750</text:p>
          </table:table-cell>
          <table:table-cell table:formula="of:=[.B282]" office:value-type="float" office:value="-34750" calcext:value-type="float">
            <text:p>-34750</text:p>
          </table:table-cell>
          <table:table-cell table:formula="of:=[.C283]-1000" office:value-type="float" office:value="146750" calcext:value-type="float">
            <text:p>14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85]-1000" office:value-type="float" office:value="146750" calcext:value-type="float">
            <text:p>146750</text:p>
          </table:table-cell>
          <table:table-cell table:formula="of:=[.B285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82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6]" office:value-type="float" office:value="146750" calcext:value-type="float">
            <text:p>146750</text:p>
          </table:table-cell>
          <table:table-cell table:formula="of:=[.B286]-10000" office:value-type="float" office:value="-44750" calcext:value-type="float">
            <text:p>-44750</text:p>
          </table:table-cell>
          <table:table-cell table:formula="of:=[.C285]-1000" office:value-type="float" office:value="145750" calcext:value-type="float">
            <text:p>14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87]-1000" office:value-type="float" office:value="145750" calcext:value-type="float">
            <text:p>145750</text:p>
          </table:table-cell>
          <table:table-cell table:formula="of:=[.B287]" office:value-type="float" office:value="-44750" calcext:value-type="float">
            <text:p>-44750</text:p>
          </table:table-cell>
          <table:table-cell office:value-type="string" calcext:value-type="string">
            <text:p>NAN</text:p>
          </table:table-cell>
          <table:table-cell table:formula="of:=[.D284]" office:value-type="float" office:value="-34750" calcext:value-type="float">
            <text:p>-3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88]" office:value-type="float" office:value="145750" calcext:value-type="float">
            <text:p>145750</text:p>
          </table:table-cell>
          <table:table-cell table:formula="of:=[.B286]" office:value-type="float" office:value="-34750" calcext:value-type="float">
            <text:p>-34750</text:p>
          </table:table-cell>
          <table:table-cell table:formula="of:=[.C287]-1000" office:value-type="float" office:value="144750" calcext:value-type="float">
            <text:p>14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89]-1000" office:value-type="float" office:value="144750" calcext:value-type="float">
            <text:p>144750</text:p>
          </table:table-cell>
          <table:table-cell table:formula="of:=[.B289]" office:value-type="float" office:value="-34750" calcext:value-type="float">
            <text:p>-34750</text:p>
          </table:table-cell>
          <table:table-cell office:value-type="string" calcext:value-type="string">
            <text:p>NAN</text:p>
          </table:table-cell>
          <table:table-cell table:formula="of:=[.D286]" office:value-type="float" office:value="-44750" calcext:value-type="float">
            <text:p>-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90]" office:value-type="float" office:value="144750" calcext:value-type="float">
            <text:p>144750</text:p>
          </table:table-cell>
          <table:table-cell table:formula="of:=[.B288]" office:value-type="float" office:value="-44750" calcext:value-type="float">
            <text:p>-44750</text:p>
          </table:table-cell>
          <table:table-cell table:formula="of:=[.C269]" office:value-type="float" office:value="154750" calcext:value-type="float">
            <text:p>154750</text:p>
          </table:table-cell>
          <table:table-cell table:formula="of:=[.D290]-100000" office:value-type="float" office:value="-144750" calcext:value-type="float">
            <text:p>-14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270]" office:value-type="float" office:value="154750" calcext:value-type="float">
            <text:p>154750</text:p>
          </table:table-cell>
          <table:table-cell table:formula="of:=[.B291]-100000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91]-10000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92]" office:value-type="float" office:value="154750" calcext:value-type="float">
            <text:p>154750</text:p>
          </table:table-cell>
          <table:table-cell table:formula="of:=[.B292]-10000" office:value-type="float" office:value="-154750" calcext:value-type="float">
            <text:p>-154750</text:p>
          </table:table-cell>
          <table:table-cell table:formula="of:=[.C291]-1000" office:value-type="float" office:value="153750" calcext:value-type="float">
            <text:p>15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93]-1000" office:value-type="float" office:value="153750" calcext:value-type="float">
            <text:p>153750</text:p>
          </table:table-cell>
          <table:table-cell table:formula="of:=[.B293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91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94]" office:value-type="float" office:value="153750" calcext:value-type="float">
            <text:p>153750</text:p>
          </table:table-cell>
          <table:table-cell table:formula="of:=[.B292]" office:value-type="float" office:value="-144750" calcext:value-type="float">
            <text:p>-144750</text:p>
          </table:table-cell>
          <table:table-cell table:formula="of:=[.C293]-1000" office:value-type="float" office:value="152750" calcext:value-type="float">
            <text:p>15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95]-1000" office:value-type="float" office:value="152750" calcext:value-type="float">
            <text:p>152750</text:p>
          </table:table-cell>
          <table:table-cell table:formula="of:=[.B295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92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96]" office:value-type="float" office:value="152750" calcext:value-type="float">
            <text:p>152750</text:p>
          </table:table-cell>
          <table:table-cell table:formula="of:=[.B296]-10000" office:value-type="float" office:value="-154750" calcext:value-type="float">
            <text:p>-154750</text:p>
          </table:table-cell>
          <table:table-cell table:formula="of:=[.C295]-1000" office:value-type="float" office:value="151750" calcext:value-type="float">
            <text:p>15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97]-1000" office:value-type="float" office:value="151750" calcext:value-type="float">
            <text:p>151750</text:p>
          </table:table-cell>
          <table:table-cell table:formula="of:=[.B297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94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298]" office:value-type="float" office:value="151750" calcext:value-type="float">
            <text:p>151750</text:p>
          </table:table-cell>
          <table:table-cell table:formula="of:=[.B296]" office:value-type="float" office:value="-144750" calcext:value-type="float">
            <text:p>-144750</text:p>
          </table:table-cell>
          <table:table-cell table:formula="of:=[.C297]-1000" office:value-type="float" office:value="150750" calcext:value-type="float">
            <text:p>15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299]-1000" office:value-type="float" office:value="150750" calcext:value-type="float">
            <text:p>150750</text:p>
          </table:table-cell>
          <table:table-cell table:formula="of:=[.B299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296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0]" office:value-type="float" office:value="150750" calcext:value-type="float">
            <text:p>150750</text:p>
          </table:table-cell>
          <table:table-cell table:formula="of:=[.B300]-10000" office:value-type="float" office:value="-154750" calcext:value-type="float">
            <text:p>-154750</text:p>
          </table:table-cell>
          <table:table-cell table:formula="of:=[.C299]-1000" office:value-type="float" office:value="149750" calcext:value-type="float">
            <text:p>14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01]-1000" office:value-type="float" office:value="149750" calcext:value-type="float">
            <text:p>149750</text:p>
          </table:table-cell>
          <table:table-cell table:formula="of:=[.B301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298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2]" office:value-type="float" office:value="149750" calcext:value-type="float">
            <text:p>149750</text:p>
          </table:table-cell>
          <table:table-cell table:formula="of:=[.B300]" office:value-type="float" office:value="-144750" calcext:value-type="float">
            <text:p>-144750</text:p>
          </table:table-cell>
          <table:table-cell table:formula="of:=[.C301]-1000" office:value-type="float" office:value="148750" calcext:value-type="float">
            <text:p>14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03]-1000" office:value-type="float" office:value="148750" calcext:value-type="float">
            <text:p>148750</text:p>
          </table:table-cell>
          <table:table-cell table:formula="of:=[.B303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300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4]" office:value-type="float" office:value="148750" calcext:value-type="float">
            <text:p>148750</text:p>
          </table:table-cell>
          <table:table-cell table:formula="of:=[.B304]-10000" office:value-type="float" office:value="-154750" calcext:value-type="float">
            <text:p>-154750</text:p>
          </table:table-cell>
          <table:table-cell table:formula="of:=[.C303]-1000" office:value-type="float" office:value="147750" calcext:value-type="float">
            <text:p>14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05]-1000" office:value-type="float" office:value="147750" calcext:value-type="float">
            <text:p>147750</text:p>
          </table:table-cell>
          <table:table-cell table:formula="of:=[.B305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302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6]" office:value-type="float" office:value="147750" calcext:value-type="float">
            <text:p>147750</text:p>
          </table:table-cell>
          <table:table-cell table:formula="of:=[.B304]" office:value-type="float" office:value="-144750" calcext:value-type="float">
            <text:p>-144750</text:p>
          </table:table-cell>
          <table:table-cell table:formula="of:=[.C305]-1000" office:value-type="float" office:value="146750" calcext:value-type="float">
            <text:p>14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07]-1000" office:value-type="float" office:value="146750" calcext:value-type="float">
            <text:p>146750</text:p>
          </table:table-cell>
          <table:table-cell table:formula="of:=[.B307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304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08]" office:value-type="float" office:value="146750" calcext:value-type="float">
            <text:p>146750</text:p>
          </table:table-cell>
          <table:table-cell table:formula="of:=[.B308]-10000" office:value-type="float" office:value="-154750" calcext:value-type="float">
            <text:p>-154750</text:p>
          </table:table-cell>
          <table:table-cell table:formula="of:=[.C307]-1000" office:value-type="float" office:value="145750" calcext:value-type="float">
            <text:p>14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09]-1000" office:value-type="float" office:value="145750" calcext:value-type="float">
            <text:p>145750</text:p>
          </table:table-cell>
          <table:table-cell table:formula="of:=[.B309]" office:value-type="float" office:value="-154750" calcext:value-type="float">
            <text:p>-154750</text:p>
          </table:table-cell>
          <table:table-cell office:value-type="string" calcext:value-type="string">
            <text:p>NAN</text:p>
          </table:table-cell>
          <table:table-cell table:formula="of:=[.D306]" office:value-type="float" office:value="-144750" calcext:value-type="float">
            <text:p>-14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10]" office:value-type="float" office:value="145750" calcext:value-type="float">
            <text:p>145750</text:p>
          </table:table-cell>
          <table:table-cell table:formula="of:=[.B308]" office:value-type="float" office:value="-144750" calcext:value-type="float">
            <text:p>-144750</text:p>
          </table:table-cell>
          <table:table-cell table:formula="of:=[.C309]-1000" office:value-type="float" office:value="144750" calcext:value-type="float">
            <text:p>14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11]-1000" office:value-type="float" office:value="144750" calcext:value-type="float">
            <text:p>144750</text:p>
          </table:table-cell>
          <table:table-cell table:formula="of:=[.B311]" office:value-type="float" office:value="-144750" calcext:value-type="float">
            <text:p>-144750</text:p>
          </table:table-cell>
          <table:table-cell office:value-type="string" calcext:value-type="string">
            <text:p>NAN</text:p>
          </table:table-cell>
          <table:table-cell table:formula="of:=[.D308]" office:value-type="float" office:value="-154750" calcext:value-type="float">
            <text:p>-1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12]" office:value-type="float" office:value="144750" calcext:value-type="float">
            <text:p>144750</text:p>
          </table:table-cell>
          <table:table-cell table:formula="of:=[.B310]" office:value-type="float" office:value="-154750" calcext:value-type="float">
            <text:p>-154750</text:p>
          </table:table-cell>
          <table:table-cell table:formula="of:=[.C291]" office:value-type="float" office:value="154750" calcext:value-type="float">
            <text:p>154750</text:p>
          </table:table-cell>
          <table:table-cell table:formula="of:=[.D312]-100000" office:value-type="float" office:value="-254750" calcext:value-type="float">
            <text:p>-25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292]" office:value-type="float" office:value="154750" calcext:value-type="float">
            <text:p>154750</text:p>
          </table:table-cell>
          <table:table-cell table:formula="of:=[.B313]-100000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13]-10000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14]" office:value-type="float" office:value="154750" calcext:value-type="float">
            <text:p>154750</text:p>
          </table:table-cell>
          <table:table-cell table:formula="of:=[.B314]-10000" office:value-type="float" office:value="-264750" calcext:value-type="float">
            <text:p>-264750</text:p>
          </table:table-cell>
          <table:table-cell table:formula="of:=[.C313]-1000" office:value-type="float" office:value="153750" calcext:value-type="float">
            <text:p>15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15]-1000" office:value-type="float" office:value="153750" calcext:value-type="float">
            <text:p>153750</text:p>
          </table:table-cell>
          <table:table-cell table:formula="of:=[.B315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313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16]" office:value-type="float" office:value="153750" calcext:value-type="float">
            <text:p>153750</text:p>
          </table:table-cell>
          <table:table-cell table:formula="of:=[.B314]" office:value-type="float" office:value="-254750" calcext:value-type="float">
            <text:p>-254750</text:p>
          </table:table-cell>
          <table:table-cell table:formula="of:=[.C315]-1000" office:value-type="float" office:value="152750" calcext:value-type="float">
            <text:p>15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17]-1000" office:value-type="float" office:value="152750" calcext:value-type="float">
            <text:p>152750</text:p>
          </table:table-cell>
          <table:table-cell table:formula="of:=[.B317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14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18]" office:value-type="float" office:value="152750" calcext:value-type="float">
            <text:p>152750</text:p>
          </table:table-cell>
          <table:table-cell table:formula="of:=[.B318]-10000" office:value-type="float" office:value="-264750" calcext:value-type="float">
            <text:p>-264750</text:p>
          </table:table-cell>
          <table:table-cell table:formula="of:=[.C317]-1000" office:value-type="float" office:value="151750" calcext:value-type="float">
            <text:p>15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19]-1000" office:value-type="float" office:value="151750" calcext:value-type="float">
            <text:p>151750</text:p>
          </table:table-cell>
          <table:table-cell table:formula="of:=[.B319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316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0]" office:value-type="float" office:value="151750" calcext:value-type="float">
            <text:p>151750</text:p>
          </table:table-cell>
          <table:table-cell table:formula="of:=[.B318]" office:value-type="float" office:value="-254750" calcext:value-type="float">
            <text:p>-254750</text:p>
          </table:table-cell>
          <table:table-cell table:formula="of:=[.C319]-1000" office:value-type="float" office:value="150750" calcext:value-type="float">
            <text:p>15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21]-1000" office:value-type="float" office:value="150750" calcext:value-type="float">
            <text:p>150750</text:p>
          </table:table-cell>
          <table:table-cell table:formula="of:=[.B321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18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2]" office:value-type="float" office:value="150750" calcext:value-type="float">
            <text:p>150750</text:p>
          </table:table-cell>
          <table:table-cell table:formula="of:=[.B322]-10000" office:value-type="float" office:value="-264750" calcext:value-type="float">
            <text:p>-264750</text:p>
          </table:table-cell>
          <table:table-cell table:formula="of:=[.C321]-1000" office:value-type="float" office:value="149750" calcext:value-type="float">
            <text:p>14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23]-1000" office:value-type="float" office:value="149750" calcext:value-type="float">
            <text:p>149750</text:p>
          </table:table-cell>
          <table:table-cell table:formula="of:=[.B323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320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4]" office:value-type="float" office:value="149750" calcext:value-type="float">
            <text:p>149750</text:p>
          </table:table-cell>
          <table:table-cell table:formula="of:=[.B322]" office:value-type="float" office:value="-254750" calcext:value-type="float">
            <text:p>-254750</text:p>
          </table:table-cell>
          <table:table-cell table:formula="of:=[.C323]-1000" office:value-type="float" office:value="148750" calcext:value-type="float">
            <text:p>14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25]-1000" office:value-type="float" office:value="148750" calcext:value-type="float">
            <text:p>148750</text:p>
          </table:table-cell>
          <table:table-cell table:formula="of:=[.B325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22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6]" office:value-type="float" office:value="148750" calcext:value-type="float">
            <text:p>148750</text:p>
          </table:table-cell>
          <table:table-cell table:formula="of:=[.B326]-10000" office:value-type="float" office:value="-264750" calcext:value-type="float">
            <text:p>-264750</text:p>
          </table:table-cell>
          <table:table-cell table:formula="of:=[.C325]-1000" office:value-type="float" office:value="147750" calcext:value-type="float">
            <text:p>14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27]-1000" office:value-type="float" office:value="147750" calcext:value-type="float">
            <text:p>147750</text:p>
          </table:table-cell>
          <table:table-cell table:formula="of:=[.B327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324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28]" office:value-type="float" office:value="147750" calcext:value-type="float">
            <text:p>147750</text:p>
          </table:table-cell>
          <table:table-cell table:formula="of:=[.B326]" office:value-type="float" office:value="-254750" calcext:value-type="float">
            <text:p>-254750</text:p>
          </table:table-cell>
          <table:table-cell table:formula="of:=[.C327]-1000" office:value-type="float" office:value="146750" calcext:value-type="float">
            <text:p>14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29]-1000" office:value-type="float" office:value="146750" calcext:value-type="float">
            <text:p>146750</text:p>
          </table:table-cell>
          <table:table-cell table:formula="of:=[.B329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26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30]" office:value-type="float" office:value="146750" calcext:value-type="float">
            <text:p>146750</text:p>
          </table:table-cell>
          <table:table-cell table:formula="of:=[.B330]-10000" office:value-type="float" office:value="-264750" calcext:value-type="float">
            <text:p>-264750</text:p>
          </table:table-cell>
          <table:table-cell table:formula="of:=[.C329]-1000" office:value-type="float" office:value="145750" calcext:value-type="float">
            <text:p>14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31]-1000" office:value-type="float" office:value="145750" calcext:value-type="float">
            <text:p>145750</text:p>
          </table:table-cell>
          <table:table-cell table:formula="of:=[.B331]" office:value-type="float" office:value="-264750" calcext:value-type="float">
            <text:p>-264750</text:p>
          </table:table-cell>
          <table:table-cell office:value-type="string" calcext:value-type="string">
            <text:p>NAN</text:p>
          </table:table-cell>
          <table:table-cell table:formula="of:=[.D328]" office:value-type="float" office:value="-254750" calcext:value-type="float">
            <text:p>-25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32]" office:value-type="float" office:value="145750" calcext:value-type="float">
            <text:p>145750</text:p>
          </table:table-cell>
          <table:table-cell table:formula="of:=[.B330]" office:value-type="float" office:value="-254750" calcext:value-type="float">
            <text:p>-254750</text:p>
          </table:table-cell>
          <table:table-cell table:formula="of:=[.C331]-1000" office:value-type="float" office:value="144750" calcext:value-type="float">
            <text:p>14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33]-1000" office:value-type="float" office:value="144750" calcext:value-type="float">
            <text:p>144750</text:p>
          </table:table-cell>
          <table:table-cell table:formula="of:=[.B333]" office:value-type="float" office:value="-254750" calcext:value-type="float">
            <text:p>-254750</text:p>
          </table:table-cell>
          <table:table-cell office:value-type="string" calcext:value-type="string">
            <text:p>NAN</text:p>
          </table:table-cell>
          <table:table-cell table:formula="of:=[.D330]" office:value-type="float" office:value="-264750" calcext:value-type="float">
            <text:p>-2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34]" office:value-type="float" office:value="144750" calcext:value-type="float">
            <text:p>144750</text:p>
          </table:table-cell>
          <table:table-cell table:formula="of:=[.B332]" office:value-type="float" office:value="-264750" calcext:value-type="float">
            <text:p>-264750</text:p>
          </table:table-cell>
          <table:table-cell table:formula="of:=[.C313]" office:value-type="float" office:value="154750" calcext:value-type="float">
            <text:p>154750</text:p>
          </table:table-cell>
          <table:table-cell table:formula="of:=[.D334]-100000" office:value-type="float" office:value="-364750" calcext:value-type="float">
            <text:p>-364750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new_hole</text:p>
          </table:table-cell>
          <table:table-cell/>
        </table:table-row>
        <table:table-row table:style-name="ro1">
          <table:table-cell table:formula="of:=[.A314]" office:value-type="float" office:value="154750" calcext:value-type="float">
            <text:p>154750</text:p>
          </table:table-cell>
          <table:table-cell table:formula="of:=[.B335]-100000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35]-10000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36]" office:value-type="float" office:value="154750" calcext:value-type="float">
            <text:p>154750</text:p>
          </table:table-cell>
          <table:table-cell table:formula="of:=[.B336]-10000" office:value-type="float" office:value="-374750" calcext:value-type="float">
            <text:p>-374750</text:p>
          </table:table-cell>
          <table:table-cell table:formula="of:=[.C335]-1000" office:value-type="float" office:value="153750" calcext:value-type="float">
            <text:p>153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37]-1000" office:value-type="float" office:value="153750" calcext:value-type="float">
            <text:p>153750</text:p>
          </table:table-cell>
          <table:table-cell table:formula="of:=[.B337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335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38]" office:value-type="float" office:value="153750" calcext:value-type="float">
            <text:p>153750</text:p>
          </table:table-cell>
          <table:table-cell table:formula="of:=[.B336]" office:value-type="float" office:value="-364750" calcext:value-type="float">
            <text:p>-364750</text:p>
          </table:table-cell>
          <table:table-cell table:formula="of:=[.C337]-1000" office:value-type="float" office:value="152750" calcext:value-type="float">
            <text:p>152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39]-1000" office:value-type="float" office:value="152750" calcext:value-type="float">
            <text:p>152750</text:p>
          </table:table-cell>
          <table:table-cell table:formula="of:=[.B339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36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0]" office:value-type="float" office:value="152750" calcext:value-type="float">
            <text:p>152750</text:p>
          </table:table-cell>
          <table:table-cell table:formula="of:=[.B340]-10000" office:value-type="float" office:value="-374750" calcext:value-type="float">
            <text:p>-374750</text:p>
          </table:table-cell>
          <table:table-cell table:formula="of:=[.C339]-1000" office:value-type="float" office:value="151750" calcext:value-type="float">
            <text:p>151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41]-1000" office:value-type="float" office:value="151750" calcext:value-type="float">
            <text:p>151750</text:p>
          </table:table-cell>
          <table:table-cell table:formula="of:=[.B341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338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2]" office:value-type="float" office:value="151750" calcext:value-type="float">
            <text:p>151750</text:p>
          </table:table-cell>
          <table:table-cell table:formula="of:=[.B340]" office:value-type="float" office:value="-364750" calcext:value-type="float">
            <text:p>-364750</text:p>
          </table:table-cell>
          <table:table-cell table:formula="of:=[.C341]-1000" office:value-type="float" office:value="150750" calcext:value-type="float">
            <text:p>150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43]-1000" office:value-type="float" office:value="150750" calcext:value-type="float">
            <text:p>150750</text:p>
          </table:table-cell>
          <table:table-cell table:formula="of:=[.B343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40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4]" office:value-type="float" office:value="150750" calcext:value-type="float">
            <text:p>150750</text:p>
          </table:table-cell>
          <table:table-cell table:formula="of:=[.B344]-10000" office:value-type="float" office:value="-374750" calcext:value-type="float">
            <text:p>-374750</text:p>
          </table:table-cell>
          <table:table-cell table:formula="of:=[.C343]-1000" office:value-type="float" office:value="149750" calcext:value-type="float">
            <text:p>149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45]-1000" office:value-type="float" office:value="149750" calcext:value-type="float">
            <text:p>149750</text:p>
          </table:table-cell>
          <table:table-cell table:formula="of:=[.B345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342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6]" office:value-type="float" office:value="149750" calcext:value-type="float">
            <text:p>149750</text:p>
          </table:table-cell>
          <table:table-cell table:formula="of:=[.B344]" office:value-type="float" office:value="-364750" calcext:value-type="float">
            <text:p>-364750</text:p>
          </table:table-cell>
          <table:table-cell table:formula="of:=[.C345]-1000" office:value-type="float" office:value="148750" calcext:value-type="float">
            <text:p>148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47]-1000" office:value-type="float" office:value="148750" calcext:value-type="float">
            <text:p>148750</text:p>
          </table:table-cell>
          <table:table-cell table:formula="of:=[.B347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44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48]" office:value-type="float" office:value="148750" calcext:value-type="float">
            <text:p>148750</text:p>
          </table:table-cell>
          <table:table-cell table:formula="of:=[.B348]-10000" office:value-type="float" office:value="-374750" calcext:value-type="float">
            <text:p>-374750</text:p>
          </table:table-cell>
          <table:table-cell table:formula="of:=[.C347]-1000" office:value-type="float" office:value="147750" calcext:value-type="float">
            <text:p>147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49]-1000" office:value-type="float" office:value="147750" calcext:value-type="float">
            <text:p>147750</text:p>
          </table:table-cell>
          <table:table-cell table:formula="of:=[.B349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346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50]" office:value-type="float" office:value="147750" calcext:value-type="float">
            <text:p>147750</text:p>
          </table:table-cell>
          <table:table-cell table:formula="of:=[.B348]" office:value-type="float" office:value="-364750" calcext:value-type="float">
            <text:p>-364750</text:p>
          </table:table-cell>
          <table:table-cell table:formula="of:=[.C349]-1000" office:value-type="float" office:value="146750" calcext:value-type="float">
            <text:p>146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51]-1000" office:value-type="float" office:value="146750" calcext:value-type="float">
            <text:p>146750</text:p>
          </table:table-cell>
          <table:table-cell table:formula="of:=[.B351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48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52]" office:value-type="float" office:value="146750" calcext:value-type="float">
            <text:p>146750</text:p>
          </table:table-cell>
          <table:table-cell table:formula="of:=[.B352]-10000" office:value-type="float" office:value="-374750" calcext:value-type="float">
            <text:p>-374750</text:p>
          </table:table-cell>
          <table:table-cell table:formula="of:=[.C351]-1000" office:value-type="float" office:value="145750" calcext:value-type="float">
            <text:p>145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53]-1000" office:value-type="float" office:value="145750" calcext:value-type="float">
            <text:p>145750</text:p>
          </table:table-cell>
          <table:table-cell table:formula="of:=[.B353]" office:value-type="float" office:value="-374750" calcext:value-type="float">
            <text:p>-374750</text:p>
          </table:table-cell>
          <table:table-cell office:value-type="string" calcext:value-type="string">
            <text:p>NAN</text:p>
          </table:table-cell>
          <table:table-cell table:formula="of:=[.D350]" office:value-type="float" office:value="-364750" calcext:value-type="float">
            <text:p>-36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  <table:table-row table:style-name="ro1">
          <table:table-cell table:formula="of:=[.A354]" office:value-type="float" office:value="145750" calcext:value-type="float">
            <text:p>145750</text:p>
          </table:table-cell>
          <table:table-cell table:formula="of:=[.B352]" office:value-type="float" office:value="-364750" calcext:value-type="float">
            <text:p>-364750</text:p>
          </table:table-cell>
          <table:table-cell table:formula="of:=[.C353]-1000" office:value-type="float" office:value="144750" calcext:value-type="float">
            <text:p>144750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table:formula="of:=[.A355]-1000" office:value-type="float" office:value="144750" calcext:value-type="float">
            <text:p>144750</text:p>
          </table:table-cell>
          <table:table-cell table:formula="of:=[.B355]" office:value-type="float" office:value="-364750" calcext:value-type="float">
            <text:p>-364750</text:p>
          </table:table-cell>
          <table:table-cell office:value-type="string" calcext:value-type="string">
            <text:p>NAN</text:p>
          </table:table-cell>
          <table:table-cell table:formula="of:=[.D352]" office:value-type="float" office:value="-374750" calcext:value-type="float">
            <text:p>-374750</text:p>
          </table:table-cell>
          <table:table-cell office:value-type="string" calcext:value-type="string">
            <text:p>altitudeZ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0:29:34.441404843</meta:creation-date>
    <meta:generator>LibreOffice/5.1.6.2$Linux_X86_64 LibreOffice_project/10m0$Build-2</meta:generator>
    <dc:date>2017-08-02T11:31:10.772955942</dc:date>
    <meta:editing-duration>PT1H1M23S</meta:editing-duration>
    <meta:editing-cycles>27</meta:editing-cycles>
    <meta:document-statistic meta:table-count="1" meta:cell-count="17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1.257cm" svg:height="13.521cm" xlink:href=".." xlink:type="simple" chart:class="chart:scatter" chart:style-name="ch1">
        <chart:plot-area chart:style-name="ch2" table:cell-range-address="Sheet1.A5:Sheet1.B356" svg:x="0.425cm" svg:y="0.27cm" svg:width="20.407cm" svg:height="12.981cm">
          <chartooo:coordinate-region svg:x="1.893cm" svg:y="0.469cm" svg:width="18.383cm" svg:height="12.58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5:Sheet1.B356" chart:class="chart:scatter">
            <chart:domain table:cell-range-address="Sheet1.A5:Sheet1.A356"/>
            <chart:data-point chart:repeated="35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356</svg:desc>
                </draw:g>
              </table:table-cell>
              <table:table-cell office:value-type="float" office:value="0">
                <text:p>0</text:p>
                <draw:g>
                  <svg:desc>Sheet1.B5:Sheet1.B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4750">
                <text:p>48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4750">
                <text:p>48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3750">
                <text:p>483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3750">
                <text:p>483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750">
                <text:p>482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2750">
                <text:p>482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750">
                <text:p>481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1750">
                <text:p>481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750">
                <text:p>480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750">
                <text:p>480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9750">
                <text:p>479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9750">
                <text:p>479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8750">
                <text:p>478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8750">
                <text:p>478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7750">
                <text:p>477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7750">
                <text:p>477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6750">
                <text:p>476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6750">
                <text:p>476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750">
                <text:p>475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750">
                <text:p>475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4750">
                <text:p>47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4750">
                <text:p>47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750">
                <text:p>48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4750">
                <text:p>48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3750">
                <text:p>483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3750">
                <text:p>483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2750">
                <text:p>482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2750">
                <text:p>482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1750">
                <text:p>481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1750">
                <text:p>481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0750">
                <text:p>480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0750">
                <text:p>480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79750">
                <text:p>479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9750">
                <text:p>479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8750">
                <text:p>478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8750">
                <text:p>478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7750">
                <text:p>477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7750">
                <text:p>477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6750">
                <text:p>476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6750">
                <text:p>476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5750">
                <text:p>475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5750">
                <text:p>475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4750">
                <text:p>47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4750">
                <text:p>47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4750">
                <text:p>48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4750">
                <text:p>48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3750">
                <text:p>483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3750">
                <text:p>483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2750">
                <text:p>482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2750">
                <text:p>482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1750">
                <text:p>481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1750">
                <text:p>481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80750">
                <text:p>480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0750">
                <text:p>480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9750">
                <text:p>479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750">
                <text:p>479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8750">
                <text:p>478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8750">
                <text:p>478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77750">
                <text:p>477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7750">
                <text:p>477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6750">
                <text:p>476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6750">
                <text:p>476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5750">
                <text:p>475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75750">
                <text:p>475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4750">
                <text:p>47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74750">
                <text:p>47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84750">
                <text:p>48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84750">
                <text:p>48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3750">
                <text:p>483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83750">
                <text:p>483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82750">
                <text:p>482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2750">
                <text:p>482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81750">
                <text:p>481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750">
                <text:p>481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0750">
                <text:p>480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750">
                <text:p>480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9750">
                <text:p>479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9750">
                <text:p>479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8750">
                <text:p>478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8750">
                <text:p>478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7750">
                <text:p>477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7750">
                <text:p>477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6750">
                <text:p>476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6750">
                <text:p>476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750">
                <text:p>475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5750">
                <text:p>475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4750">
                <text:p>47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4750">
                <text:p>47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4750">
                <text:p>37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4750">
                <text:p>37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3750">
                <text:p>373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3750">
                <text:p>373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2750">
                <text:p>372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2750">
                <text:p>372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1750">
                <text:p>371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1750">
                <text:p>371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0750">
                <text:p>370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0750">
                <text:p>370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9750">
                <text:p>369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69750">
                <text:p>369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8750">
                <text:p>368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8750">
                <text:p>368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7750">
                <text:p>367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7750">
                <text:p>367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750">
                <text:p>366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6750">
                <text:p>366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750">
                <text:p>365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65750">
                <text:p>365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64750">
                <text:p>36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64750">
                <text:p>36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4750">
                <text:p>37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4750">
                <text:p>37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73750">
                <text:p>373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73750">
                <text:p>373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2750">
                <text:p>372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750">
                <text:p>372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1750">
                <text:p>371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1750">
                <text:p>371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0750">
                <text:p>370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70750">
                <text:p>370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9750">
                <text:p>369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9750">
                <text:p>369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8750">
                <text:p>368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8750">
                <text:p>368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7750">
                <text:p>367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7750">
                <text:p>367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6750">
                <text:p>366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6750">
                <text:p>366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750">
                <text:p>365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750">
                <text:p>365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4750">
                <text:p>36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4750">
                <text:p>36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4750">
                <text:p>37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4750">
                <text:p>37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3750">
                <text:p>373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3750">
                <text:p>373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2750">
                <text:p>372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2750">
                <text:p>372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1750">
                <text:p>371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1750">
                <text:p>371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0750">
                <text:p>370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750">
                <text:p>370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9750">
                <text:p>369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9750">
                <text:p>369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8750">
                <text:p>368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8750">
                <text:p>368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7750">
                <text:p>367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67750">
                <text:p>367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6750">
                <text:p>366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6750">
                <text:p>366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5750">
                <text:p>365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5750">
                <text:p>365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4750">
                <text:p>36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4750">
                <text:p>36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4750">
                <text:p>37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4750">
                <text:p>37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3750">
                <text:p>373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3750">
                <text:p>373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2750">
                <text:p>372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2750">
                <text:p>372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1750">
                <text:p>371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1750">
                <text:p>371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0750">
                <text:p>370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70750">
                <text:p>370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9750">
                <text:p>369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9750">
                <text:p>369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8750">
                <text:p>368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8750">
                <text:p>368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7750">
                <text:p>367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7750">
                <text:p>367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6750">
                <text:p>366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6750">
                <text:p>366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5750">
                <text:p>365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5750">
                <text:p>365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4750">
                <text:p>36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4750">
                <text:p>36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4750">
                <text:p>26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4750">
                <text:p>26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63750">
                <text:p>263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63750">
                <text:p>263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2750">
                <text:p>262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62750">
                <text:p>262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1750">
                <text:p>261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1750">
                <text:p>261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0750">
                <text:p>260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0750">
                <text:p>260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9750">
                <text:p>259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9750">
                <text:p>259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8750">
                <text:p>258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8750">
                <text:p>258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7750">
                <text:p>257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7750">
                <text:p>257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6750">
                <text:p>256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6750">
                <text:p>256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5750">
                <text:p>255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5750">
                <text:p>255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54750">
                <text:p>25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4750">
                <text:p>25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64750">
                <text:p>26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64750">
                <text:p>26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3750">
                <text:p>263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63750">
                <text:p>263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62750">
                <text:p>262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62750">
                <text:p>262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1750">
                <text:p>261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750">
                <text:p>261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0750">
                <text:p>260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0750">
                <text:p>260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59750">
                <text:p>259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59750">
                <text:p>259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8750">
                <text:p>258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8750">
                <text:p>258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7750">
                <text:p>257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7750">
                <text:p>257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6750">
                <text:p>256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750">
                <text:p>256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5750">
                <text:p>255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5750">
                <text:p>255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54750">
                <text:p>25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4750">
                <text:p>25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4750">
                <text:p>26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4750">
                <text:p>26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3750">
                <text:p>263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3750">
                <text:p>263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2750">
                <text:p>262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2750">
                <text:p>262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1750">
                <text:p>261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61750">
                <text:p>261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60750">
                <text:p>260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0750">
                <text:p>260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9750">
                <text:p>259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9750">
                <text:p>259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8750">
                <text:p>258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8750">
                <text:p>258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7750">
                <text:p>257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7750">
                <text:p>257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6750">
                <text:p>256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6750">
                <text:p>256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5750">
                <text:p>255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5750">
                <text:p>255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4750">
                <text:p>25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4750">
                <text:p>25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4750">
                <text:p>26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4750">
                <text:p>26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3750">
                <text:p>263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3750">
                <text:p>263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2750">
                <text:p>262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2750">
                <text:p>262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1750">
                <text:p>261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1750">
                <text:p>261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750">
                <text:p>260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0750">
                <text:p>260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9750">
                <text:p>259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9750">
                <text:p>259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8750">
                <text:p>258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750">
                <text:p>258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750">
                <text:p>257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7750">
                <text:p>257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6750">
                <text:p>256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6750">
                <text:p>256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5750">
                <text:p>255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5750">
                <text:p>255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4750">
                <text:p>25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4750">
                <text:p>25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750">
                <text:p>15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4750">
                <text:p>15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750">
                <text:p>153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3750">
                <text:p>153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2750">
                <text:p>152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2750">
                <text:p>152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750">
                <text:p>151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750">
                <text:p>151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750">
                <text:p>150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0750">
                <text:p>150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750">
                <text:p>149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9750">
                <text:p>149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750">
                <text:p>148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8750">
                <text:p>148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7750">
                <text:p>147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7750">
                <text:p>147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6750">
                <text:p>146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6750">
                <text:p>146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5750">
                <text:p>145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5750">
                <text:p>145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750">
                <text:p>144750</text:p>
              </table:table-cell>
              <table:table-cell office:value-type="float" office:value="-34750">
                <text:p>-3475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4750">
                <text:p>144750</text:p>
              </table:table-cell>
              <table:table-cell office:value-type="float" office:value="-44750">
                <text:p>-447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4750">
                <text:p>15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4750">
                <text:p>15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3750">
                <text:p>153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3750">
                <text:p>153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2750">
                <text:p>152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2750">
                <text:p>152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1750">
                <text:p>151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750">
                <text:p>151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0750">
                <text:p>150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750">
                <text:p>150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750">
                <text:p>149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750">
                <text:p>149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8750">
                <text:p>148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8750">
                <text:p>148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750">
                <text:p>147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7750">
                <text:p>147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6750">
                <text:p>146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750">
                <text:p>146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5750">
                <text:p>145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5750">
                <text:p>145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4750">
                <text:p>144750</text:p>
              </table:table-cell>
              <table:table-cell office:value-type="float" office:value="-144750">
                <text:p>-1447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4750">
                <text:p>144750</text:p>
              </table:table-cell>
              <table:table-cell office:value-type="float" office:value="-154750">
                <text:p>-15475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750">
                <text:p>15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4750">
                <text:p>15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3750">
                <text:p>153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3750">
                <text:p>153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750">
                <text:p>152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2750">
                <text:p>152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1750">
                <text:p>151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1750">
                <text:p>151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0750">
                <text:p>150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0750">
                <text:p>150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9750">
                <text:p>149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9750">
                <text:p>149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750">
                <text:p>148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8750">
                <text:p>148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7750">
                <text:p>147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7750">
                <text:p>147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6750">
                <text:p>146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750">
                <text:p>146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5750">
                <text:p>145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5750">
                <text:p>145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750">
                <text:p>144750</text:p>
              </table:table-cell>
              <table:table-cell office:value-type="float" office:value="-254750">
                <text:p>-25475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4750">
                <text:p>144750</text:p>
              </table:table-cell>
              <table:table-cell office:value-type="float" office:value="-264750">
                <text:p>-26475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4750">
                <text:p>154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4750">
                <text:p>154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750">
                <text:p>153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3750">
                <text:p>153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750">
                <text:p>152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750">
                <text:p>152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1750">
                <text:p>151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1750">
                <text:p>151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750">
                <text:p>150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750">
                <text:p>150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9750">
                <text:p>149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750">
                <text:p>149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8750">
                <text:p>148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8750">
                <text:p>148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7750">
                <text:p>147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7750">
                <text:p>147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750">
                <text:p>146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750">
                <text:p>146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750">
                <text:p>145750</text:p>
              </table:table-cell>
              <table:table-cell office:value-type="float" office:value="-374750">
                <text:p>-3747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5750">
                <text:p>145750</text:p>
              </table:table-cell>
              <table:table-cell office:value-type="float" office:value="-364750">
                <text:p>-3647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4750">
                <text:p>144750</text:p>
              </table:table-cell>
              <table:table-cell office:value-type="float" office:value="-364750">
                <text:p>-364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